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2.73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459cm"/>
    </style:style>
    <style:style style:name="co16" style:family="table-column">
      <style:table-column-properties fo:break-before="auto" style:column-width="2.868cm"/>
    </style:style>
    <style:style style:name="co17" style:family="table-column">
      <style:table-column-properties fo:break-before="auto" style:column-width="5.944cm"/>
    </style:style>
    <style:style style:name="co18" style:family="table-column">
      <style:table-column-properties fo:break-before="auto" style:column-width="5.537cm"/>
    </style:style>
    <style:style style:name="co19" style:family="table-column">
      <style:table-column-properties fo:break-before="auto" style:column-width="3.711cm"/>
    </style:style>
    <style:style style:name="co20" style:family="table-column">
      <style:table-column-properties fo:break-before="auto" style:column-width="2.895cm"/>
    </style:style>
    <style:style style:name="co21" style:family="table-column">
      <style:table-column-properties fo:break-before="auto" style:column-width="2.2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order-bottom="2.35pt double #000000" style:border-line-width-bottom="0.053cm 0.004cm 0.026cm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order-bottom="none" fo:background-color="#ffff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2" style:family="table-cell" style:parent-style-name="Default">
      <style:table-cell-properties fo:border-bottom="none" fo:background-color="#ffa6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3" style:family="table-cell" style:parent-style-name="Default">
      <style:table-cell-properties fo:border-bottom="none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4" style:family="table-cell" style:parent-style-name="Default">
      <style:table-cell-properties fo:border-bottom="0.99pt solid #000000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5" style:family="table-cell" style:parent-style-name="Default" style:data-style-name="N152">
      <style:table-cell-properties fo:border-bottom="none" fo:background-color="#ffffa6" fo:border-left="0.99pt solid #000000" fo:border-right="none" fo:border-top="none"/>
      <style:text-properties fo:font-size="12pt" style:font-size-asian="12pt" style:font-size-complex="12pt"/>
    </style:style>
    <style:style style:name="ce206" style:family="table-cell" style:parent-style-name="Default" style:data-style-name="N152">
      <style:table-cell-properties fo:border-bottom="none" fo:background-color="#ffa6a6" fo:border-left="0.99pt solid #000000" fo:border-right="none" fo:border-top="none"/>
      <style:text-properties fo:font-size="12pt" style:font-size-asian="12pt" style:font-size-complex="12pt"/>
    </style:style>
    <style:style style:name="ce207" style:family="table-cell" style:parent-style-name="Default" style:data-style-name="N152">
      <style:table-cell-properties fo:border-bottom="0.99pt solid #000000" fo:background-color="#afd095" fo:border-left="0.99pt solid #000000" fo:border-right="none" fo:border-top="none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ackground-color="#ffffa6" fo:border-left="0.99pt solid #000000" fo:border-right="none" fo:border-top="none"/>
    </style:style>
    <style:style style:name="ce209" style:family="table-cell" style:parent-style-name="Default">
      <style:table-cell-properties fo:border-bottom="none" fo:background-color="#ffa6a6" fo:border-left="0.99pt solid #000000" fo:border-right="none" fo:border-top="none"/>
    </style:style>
    <style:style style:name="ce210" style:family="table-cell" style:parent-style-name="Default">
      <style:table-cell-properties fo:border-bottom="none" fo:background-color="#afd095" fo:border-left="0.99pt solid #000000" fo:border-right="none" fo:border-top="none"/>
    </style:style>
    <style:style style:name="ce211" style:family="table-cell" style:parent-style-name="Default">
      <style:table-cell-properties fo:border-bottom="0.99pt solid #000000" fo:background-color="#afd095" fo:border-left="0.99pt solid #000000" fo:border-right="none" fo:border-top="none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ackground-color="#ffff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5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6" style:family="table-cell" style:parent-style-name="Default">
      <style:table-cell-properties fo:border-bottom="0.99pt solid #000000" fo:background-color="#afd095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7" style:family="table-cell" style:parent-style-name="Default" style:data-style-name="N2">
      <style:table-cell-properties fo:background-color="#ffffa6"/>
      <style:text-properties fo:font-size="12pt" style:font-size-asian="12pt" style:font-size-complex="12pt"/>
    </style:style>
    <style:style style:name="ce218" style:family="table-cell" style:parent-style-name="Default">
      <style:table-cell-properties fo:background-color="#ffa6a6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0.99pt solid #000000" fo:background-color="#afd095" fo:border-left="none" fo:border-right="none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ackground-color="#ffffa6"/>
    </style:style>
    <style:style style:name="ce221" style:family="table-cell" style:parent-style-name="Default">
      <style:table-cell-properties fo:background-color="#ffa6a6"/>
    </style:style>
    <style:style style:name="ce222" style:family="table-cell" style:parent-style-name="Default">
      <style:table-cell-properties fo:background-color="#afd095"/>
    </style:style>
    <style:style style:name="ce223" style:family="table-cell" style:parent-style-name="Default">
      <style:table-cell-properties fo:border-bottom="0.99pt solid #000000" fo:background-color="#afd095" fo:border-left="none" fo:border-right="none" fo:border-top="none"/>
    </style:style>
    <style:style style:name="ce224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152">
      <style:table-cell-properties fo:border-bottom="none" fo:background-color="#ffffa6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27" style:family="table-cell" style:parent-style-name="Default" style:data-style-name="N152">
      <style:table-cell-properties fo:border-bottom="none" fo:background-color="#ffa6a6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28" style:family="table-cell" style:parent-style-name="Default" style:data-style-name="N152">
      <style:table-cell-properties fo:border-bottom="none" fo:background-color="#afd095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29" style:family="table-cell" style:parent-style-name="Default" style:data-style-name="N152">
      <style:table-cell-properties fo:border-bottom="0.99pt solid #000000" fo:background-color="#afd095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30" style:family="table-cell" style:parent-style-name="Default" style:data-style-name="N152">
      <style:table-cell-properties fo:border-bottom="none" fo:background-color="#ffffa6" fo:border-left="none" fo:border-right="0.99pt solid #000000" fo:border-top="none"/>
      <style:text-properties fo:font-size="12pt" style:font-size-asian="12pt" style:font-size-complex="12pt"/>
    </style:style>
    <style:style style:name="ce231" style:family="table-cell" style:parent-style-name="Default" style:data-style-name="N152">
      <style:table-cell-properties fo:border-bottom="none" fo:background-color="#ffa6a6" fo:border-left="none" fo:border-right="0.99pt solid #000000" fo:border-top="none"/>
      <style:text-properties fo:font-size="12pt" style:font-size-asian="12pt" style:font-size-complex="12pt"/>
    </style:style>
    <style:style style:name="ce232" style:family="table-cell" style:parent-style-name="Default" style:data-style-name="N152">
      <style:table-cell-properties fo:border-bottom="0.99pt solid #000000" fo:background-color="#afd095" fo:border-left="none" fo:border-right="0.99pt solid #000000" fo:border-top="none"/>
      <style:text-properties fo:font-size="12pt" style:font-size-asian="12pt" style:font-size-complex="12pt"/>
    </style:style>
    <style:style style:name="ce233" style:family="table-cell" style:parent-style-name="Default">
      <style:table-cell-properties fo:border-bottom="none" fo:background-color="#ffffa6" fo:border-left="none" fo:border-right="0.99pt solid #000000" fo:border-top="none"/>
    </style:style>
    <style:style style:name="ce234" style:family="table-cell" style:parent-style-name="Default">
      <style:table-cell-properties fo:border-bottom="none" fo:background-color="#ffa6a6" fo:border-left="none" fo:border-right="0.99pt solid #000000" fo:border-top="none"/>
    </style:style>
    <style:style style:name="ce235" style:family="table-cell" style:parent-style-name="Default">
      <style:table-cell-properties fo:border-bottom="none" fo:background-color="#afd095" fo:border-left="none" fo:border-right="0.99pt solid #000000" fo:border-top="none"/>
    </style:style>
    <style:style style:name="ce236" style:family="table-cell" style:parent-style-name="Default">
      <style:table-cell-properties fo:border-bottom="0.99pt solid #000000" fo:background-color="#afd095" fo:border-left="none" fo:border-right="0.99pt solid #000000" fo:border-top="none"/>
    </style:style>
    <style:style style:name="ce237" style:family="table-cell" style:parent-style-name="Default" style:data-style-name="N152">
      <style:table-cell-properties fo:border-bottom="none" fo:background-color="#ffff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8" style:family="table-cell" style:parent-style-name="Default">
      <style:table-cell-properties fo:border-bottom="none" fo:background-color="#ffffa6" fo:border-left="0.99pt solid #000000" fo:border-right="none" fo:border-top="none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none" fo:background-color="#ffa6a6" fo:border-left="0.99pt solid #000000" fo:border-right="none" fo:border-top="none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none" fo:background-color="#afd095" fo:border-left="0.99pt solid #000000" fo:border-right="none" fo:border-top="none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0.99pt solid #000000" fo:background-color="#afd095" fo:border-left="0.99pt solid #000000" fo:border-right="none" fo:border-top="none"/>
      <style:text-properties fo:font-size="12pt" style:font-size-asian="12pt" style:font-size-complex="12pt"/>
    </style:style>
    <style:style style:name="ce242" style:family="table-cell" style:parent-style-name="Default" style:data-style-name="N2">
      <style:table-cell-properties fo:background-color="#ffa6a6"/>
      <style:text-properties fo:font-size="12pt" style:font-size-asian="12pt" style:font-size-complex="12pt"/>
    </style:style>
    <style:style style:name="ce243" style:family="table-cell" style:parent-style-name="Default" style:data-style-name="N2">
      <style:table-cell-properties fo:border-bottom="0.99pt solid #000000" fo:background-color="#afd095" fo:border-left="none" fo:border-right="none" fo:border-top="none"/>
      <style:text-properties fo:font-size="12pt" style:font-size-asian="12pt" style:font-size-complex="12pt"/>
    </style:style>
    <style:style style:name="ce24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5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7" style:family="table-cell" style:parent-style-name="Default">
      <style:table-cell-properties fo:border-bottom="0.99pt solid #000000" fo:background-color="#afd095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48" style:family="table-cell" style:parent-style-name="Default" style:data-style-name="N152">
      <style:table-cell-properties fo:border-bottom="none" fo:background-color="#afd095" fo:border-left="none" fo:border-right="0.99pt solid #000000" fo:border-top="none"/>
      <style:text-properties fo:font-size="12pt" style:font-size-asian="12pt" style:font-size-complex="12pt"/>
    </style:style>
    <style:style style:name="ce249" style:family="table-cell" style:parent-style-name="Default" style:data-style-name="N157">
      <style:table-cell-properties fo:border-bottom="none" fo:background-color="#ffff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0" style:family="table-cell" style:parent-style-name="Default" style:data-style-name="N157">
      <style:table-cell-properties fo:border-bottom="none" fo:background-color="#ffa6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1" style:family="table-cell" style:parent-style-name="Default" style:data-style-name="N157">
      <style:table-cell-properties fo:border-bottom="none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2" style:family="table-cell" style:parent-style-name="Default" style:data-style-name="N157">
      <style:table-cell-properties fo:border-bottom="0.99pt solid #000000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3" style:family="table-cell" style:parent-style-name="Default" style:data-style-name="N152">
      <style:table-cell-properties fo:background-color="#ffffa6" fo:border="none"/>
      <style:text-properties fo:font-size="12pt" style:font-size-asian="12pt" style:font-size-complex="12pt"/>
    </style:style>
    <style:style style:name="ce254" style:family="table-cell" style:parent-style-name="Default" style:data-style-name="N152">
      <style:table-cell-properties fo:background-color="#ffa6a6" fo:border="none"/>
      <style:text-properties fo:font-size="12pt" style:font-size-asian="12pt" style:font-size-complex="12pt"/>
    </style:style>
    <style:style style:name="ce255" style:family="table-cell" style:parent-style-name="Default" style:data-style-name="N152">
      <style:table-cell-properties fo:border-bottom="0.99pt solid #000000" fo:background-color="#afd095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 style:data-style-name="N2">
      <style:table-cell-properties fo:background-color="#ffffa6" fo:border="none"/>
      <style:text-properties fo:font-size="12pt" style:font-size-asian="12pt" style:font-size-complex="12pt"/>
    </style:style>
    <style:style style:name="ce257" style:family="table-cell" style:parent-style-name="Default" style:data-style-name="N2">
      <style:table-cell-properties fo:background-color="#ffa6a6" fo:border="none"/>
      <style:text-properties fo:font-size="12pt" style:font-size-asian="12pt" style:font-size-complex="12pt"/>
    </style:style>
    <style:style style:name="ce258" style:family="table-cell" style:parent-style-name="Default" style:data-style-name="N152">
      <style:table-cell-properties fo:border-bottom="none" fo:background-color="#ffffa6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259" style:family="table-cell" style:parent-style-name="Default" style:data-style-name="N152">
      <style:table-cell-properties fo:border-bottom="none" fo:background-color="#ffa6a6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260" style:family="table-cell" style:parent-style-name="Default" style:data-style-name="N152">
      <style:table-cell-properties fo:border-bottom="none" fo:background-color="#afd095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261" style:family="table-cell" style:parent-style-name="Default" style:data-style-name="N152">
      <style:table-cell-properties fo:border-bottom="0.99pt solid #000000" fo:background-color="#afd095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19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62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fo:background-color="transparent"/>
      <style:text-properties fo:font-size="15pt" fo:font-weight="bold" style:font-size-asian="15pt" style:font-weight-asian="bold" style:font-size-complex="15pt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152">
      <style:table-cell-properties fo:background-color="#afd095" fo:border="none"/>
      <style:text-properties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8" style:family="table-cell" style:parent-style-name="Default" style:data-style-name="N152">
      <style:table-cell-properties style:text-align-source="fix" style:repeat-content="false" fo:background-color="transparent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9" style:family="table-cell" style:parent-style-name="Default">
      <style:table-cell-properties fo:background-color="#afd095" fo:border="none"/>
      <style:text-properties fo:font-size="12pt" style:font-size-asian="12pt" style:font-size-complex="12pt"/>
    </style:style>
    <style:style style:name="ce170" style:family="table-cell" style:parent-style-name="Default" style:data-style-name="N2">
      <style:table-cell-properties fo:background-color="#afd095" fo:border="none"/>
      <style:text-properties fo:font-size="12pt" style:font-size-asian="12pt" style:font-size-complex="12pt"/>
    </style:style>
    <style:style style:name="ce1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ext-properties style:font-name="Calibri" fo:font-size="11pt" style:font-size-asian="11pt" style:font-size-complex="11pt"/>
    </style:style>
    <style:style style:name="ce27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libri" fo:font-size="11pt" style:font-size-asian="11pt" style:font-size-complex="11pt"/>
    </style:style>
    <style:style style:name="ce278" style:family="table-cell" style:parent-style-name="Default" style:data-style-name="N152">
      <style:text-properties style:font-name="Calibri" fo:font-size="11pt" style:font-size-asian="11pt" style:font-size-complex="11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28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284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style:font-name="Calibri" fo:font-size="11pt" style:font-size-asian="11pt" style:font-size-complex="11pt"/>
    </style:style>
    <style:style style:name="ce285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28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 style:data-style-name="N15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libri" fo:font-size="11pt" style:font-size-asian="11pt" style:font-size-complex="11pt"/>
    </style:style>
    <style:style style:name="ce28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1" table:default-cell-style-name="Default"/>
        <table:table-row table:style-name="ro1">
          <table:table-cell table:style-name="ce1"/>
          <table:table-cell table:style-name="Default" table:number-columns-repeated="3"/>
          <table:table-cell table:style-name="ce198" table:number-columns-repeated="9"/>
          <table:table-cell table:style-name="ce191" table:number-columns-repeated="51"/>
          <table:table-cell table:number-columns-repeated="960"/>
        </table:table-row>
        <table:table-row table:style-name="ro2">
          <table:table-cell table:style-name="ce1" office:value-type="string" calcext:value-type="string" table:number-columns-spanned="2" table:number-rows-spanned="1">
            <text:p>Th. 5</text:p>
          </table:table-cell>
          <table:covered-table-cell table:style-name="Default"/>
          <table:table-cell table:style-name="Default" table:number-columns-repeated="2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style-name="ce191" table:number-columns-repeated="51"/>
          <table:table-cell table:number-columns-repeated="960"/>
        </table:table-row>
        <table:table-row table:style-name="ro3">
          <table:table-cell table:style-name="ce2"/>
          <table:table-cell table:style-name="ce7" office:value-type="string" calcext:value-type="string">
            <text:p>N. of Clusters</text:p>
          </table:table-cell>
          <table:table-cell table:style-name="ce7" office:value-type="string" calcext:value-type="string">
            <text:p>N. of Dimensions</text:p>
          </table:table-cell>
          <table:table-cell table:style-name="ce7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279"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" calcext:value-type="float" table:number-columns-spanned="1" table:number-rows-spanned="6">
            <text:p>7</text:p>
          </table:table-cell>
          <table:table-cell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01" office:value-type="float" office:value="264.899" calcext:value-type="float">
            <text:p>264,899</text:p>
          </table:table-cell>
          <table:table-cell table:style-name="ce213" office:value-type="float" office:value="13" calcext:value-type="float">
            <text:p>13</text:p>
          </table:table-cell>
          <table:table-cell table:style-name="ce226" table:formula="of:=[.E4]/[.F4]" office:value-type="float" office:value="20.3768461538462" calcext:value-type="float">
            <text:p>20,377</text:p>
          </table:table-cell>
          <table:table-cell table:style-name="ce201" office:value-type="float" office:value="237.716" calcext:value-type="float">
            <text:p>237,716</text:p>
          </table:table-cell>
          <table:table-cell table:style-name="ce213" office:value-type="float" office:value="11" calcext:value-type="float">
            <text:p>11</text:p>
          </table:table-cell>
          <table:table-cell table:style-name="ce226" table:formula="of:=[.H4]/[.I4]" office:value-type="float" office:value="21.6105454545455" calcext:value-type="float">
            <text:p>21,611</text:p>
          </table:table-cell>
          <table:table-cell table:style-name="ce208"/>
          <table:table-cell table:style-name="ce220"/>
          <table:table-cell table:style-name="ce233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02" office:value-type="float" office:value="347.624" calcext:value-type="float">
            <text:p>347,624</text:p>
          </table:table-cell>
          <table:table-cell table:style-name="ce214" office:value-type="float" office:value="17" calcext:value-type="float">
            <text:p>17</text:p>
          </table:table-cell>
          <table:table-cell table:style-name="ce227" table:formula="of:=[.E5]/[.F5]" office:value-type="float" office:value="20.4484705882353" calcext:value-type="float">
            <text:p>20,448</text:p>
          </table:table-cell>
          <table:table-cell table:style-name="ce202" office:value-type="float" office:value="435.251" calcext:value-type="float">
            <text:p>435,251</text:p>
          </table:table-cell>
          <table:table-cell table:style-name="ce214" office:value-type="float" office:value="20" calcext:value-type="float">
            <text:p>20</text:p>
          </table:table-cell>
          <table:table-cell table:style-name="ce227" table:formula="of:=[.H5]/[.I5]" office:value-type="float" office:value="21.76255" calcext:value-type="float">
            <text:p>21,763</text:p>
          </table:table-cell>
          <table:table-cell table:style-name="ce209"/>
          <table:table-cell table:style-name="ce221"/>
          <table:table-cell table:style-name="ce234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03" office:value-type="float" office:value="1216.789" calcext:value-type="float">
            <text:p>1216,789</text:p>
          </table:table-cell>
          <table:table-cell table:style-name="ce215" office:value-type="float" office:value="57" calcext:value-type="float">
            <text:p>57</text:p>
          </table:table-cell>
          <table:table-cell table:style-name="ce228" table:formula="of:=[.E6]/[.F6]" office:value-type="float" office:value="21.3471754385965" calcext:value-type="float">
            <text:p>21,347</text:p>
          </table:table-cell>
          <table:table-cell table:style-name="ce203" office:value-type="float" office:value="1267.473" calcext:value-type="float">
            <text:p>1267,473</text:p>
          </table:table-cell>
          <table:table-cell table:style-name="ce215" office:value-type="float" office:value="57" calcext:value-type="float">
            <text:p>57</text:p>
          </table:table-cell>
          <table:table-cell table:style-name="ce228" table:formula="of:=[.H6]/[.I6]" office:value-type="float" office:value="22.2363684210526" calcext:value-type="float">
            <text:p>22,236</text:p>
          </table:table-cell>
          <table:table-cell table:style-name="ce210"/>
          <table:table-cell table:style-name="ce222"/>
          <table:table-cell table:style-name="ce235"/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covered-table-cell/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01" office:value-type="float" office:value="285.961" calcext:value-type="float">
            <text:p>285,961</text:p>
          </table:table-cell>
          <table:table-cell table:style-name="ce213" office:value-type="float" office:value="14" calcext:value-type="float">
            <text:p>14</text:p>
          </table:table-cell>
          <table:table-cell table:style-name="ce226" table:formula="of:=[.E7]/[.F7]" office:value-type="float" office:value="20.4257857142857" calcext:value-type="float">
            <text:p>20,426</text:p>
          </table:table-cell>
          <table:table-cell table:style-name="ce237" office:value-type="float" office:value="216.65" calcext:value-type="float">
            <text:p>216,650</text:p>
          </table:table-cell>
          <table:table-cell table:style-name="ce213" office:value-type="float" office:value="10" calcext:value-type="float">
            <text:p>10</text:p>
          </table:table-cell>
          <table:table-cell table:style-name="ce226" table:formula="of:=[.H7]/[.I7]" office:value-type="float" office:value="21.665" calcext:value-type="float">
            <text:p>21,665</text:p>
          </table:table-cell>
          <table:table-cell table:style-name="ce208"/>
          <table:table-cell table:style-name="ce220"/>
          <table:table-cell table:style-name="ce233"/>
          <table:table-cell table:number-columns-repeated="1011"/>
        </table:table-row>
        <table:table-row table:style-name="ro4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02" office:value-type="float" office:value="831.144" calcext:value-type="float">
            <text:p>831,144</text:p>
          </table:table-cell>
          <table:table-cell table:style-name="ce214" office:value-type="float" office:value="40" calcext:value-type="float">
            <text:p>40</text:p>
          </table:table-cell>
          <table:table-cell table:style-name="ce227" table:formula="of:=[.E8]/[.F8]" office:value-type="float" office:value="20.7786" calcext:value-type="float">
            <text:p>20,779</text:p>
          </table:table-cell>
          <table:table-cell table:style-name="ce202" office:value-type="float" office:value="546.979" calcext:value-type="float">
            <text:p>546,979</text:p>
          </table:table-cell>
          <table:table-cell table:style-name="ce214" office:value-type="float" office:value="25" calcext:value-type="float">
            <text:p>25</text:p>
          </table:table-cell>
          <table:table-cell table:style-name="ce227" table:formula="of:=[.H8]/[.I8]" office:value-type="float" office:value="21.87916" calcext:value-type="float">
            <text:p>21,879</text:p>
          </table:table-cell>
          <table:table-cell table:style-name="ce209"/>
          <table:table-cell table:style-name="ce221"/>
          <table:table-cell table:style-name="ce234"/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03" office:value-type="float" office:value="1858.952" calcext:value-type="float">
            <text:p>1858,952</text:p>
          </table:table-cell>
          <table:table-cell table:style-name="ce215" office:value-type="float" office:value="86" calcext:value-type="float">
            <text:p>86</text:p>
          </table:table-cell>
          <table:table-cell table:style-name="ce228" table:formula="of:=[.E9]/[.F9]" office:value-type="float" office:value="21.6157209302326" calcext:value-type="float">
            <text:p>21,616</text:p>
          </table:table-cell>
          <table:table-cell table:style-name="ce203" office:value-type="float" office:value="1671.549" calcext:value-type="float">
            <text:p>1671,549</text:p>
          </table:table-cell>
          <table:table-cell table:style-name="ce215" office:value-type="float" office:value="73" calcext:value-type="float">
            <text:p>73</text:p>
          </table:table-cell>
          <table:table-cell table:style-name="ce228" table:formula="of:=[.H9]/[.I9]" office:value-type="float" office:value="22.8979315068493" calcext:value-type="float">
            <text:p>22,898</text:p>
          </table:table-cell>
          <table:table-cell table:style-name="ce210"/>
          <table:table-cell table:style-name="ce222"/>
          <table:table-cell table:style-name="ce235"/>
          <table:table-cell table:number-columns-repeated="101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3" calcext:value-type="float" table:number-columns-spanned="1" table:number-rows-spanned="6">
            <text:p>13</text:p>
          </table:table-cell>
          <table:table-cell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01" office:value-type="float" office:value="202.597" calcext:value-type="float">
            <text:p>202,597</text:p>
          </table:table-cell>
          <table:table-cell table:style-name="ce213" office:value-type="float" office:value="10" calcext:value-type="float">
            <text:p>10</text:p>
          </table:table-cell>
          <table:table-cell table:style-name="ce226" table:formula="of:=[.E10]/[.F10]" office:value-type="float" office:value="20.2597" calcext:value-type="float">
            <text:p>20,260</text:p>
          </table:table-cell>
          <table:table-cell table:style-name="ce201" office:value-type="float" office:value="150.745" calcext:value-type="float">
            <text:p>150,745</text:p>
          </table:table-cell>
          <table:table-cell table:style-name="ce213" office:value-type="float" office:value="7" calcext:value-type="float">
            <text:p>7</text:p>
          </table:table-cell>
          <table:table-cell table:style-name="ce226" table:formula="of:=[.H10]/[.I10]" office:value-type="float" office:value="21.535" calcext:value-type="float">
            <text:p>21,535</text:p>
          </table:table-cell>
          <table:table-cell table:style-name="ce208"/>
          <table:table-cell table:style-name="ce220"/>
          <table:table-cell table:style-name="ce233"/>
          <table:table-cell table:number-columns-repeated="1011"/>
        </table:table-row>
        <table:table-row table:style-name="ro4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02" office:value-type="float" office:value="369.463" calcext:value-type="float">
            <text:p>369,463</text:p>
          </table:table-cell>
          <table:table-cell table:style-name="ce214" office:value-type="float" office:value="18" calcext:value-type="float">
            <text:p>18</text:p>
          </table:table-cell>
          <table:table-cell table:style-name="ce227" table:formula="of:=[.E11]/[.F11]" office:value-type="float" office:value="20.5257222222222" calcext:value-type="float">
            <text:p>20,526</text:p>
          </table:table-cell>
          <table:table-cell table:style-name="ce202" office:value-type="float" office:value="394.275" calcext:value-type="float">
            <text:p>394,275</text:p>
          </table:table-cell>
          <table:table-cell table:style-name="ce214" office:value-type="float" office:value="18" calcext:value-type="float">
            <text:p>18</text:p>
          </table:table-cell>
          <table:table-cell table:style-name="ce227" table:formula="of:=[.H11]/[.I11]" office:value-type="float" office:value="21.9041666666667" calcext:value-type="float">
            <text:p>21,904</text:p>
          </table:table-cell>
          <table:table-cell table:style-name="ce209"/>
          <table:table-cell table:style-name="ce221"/>
          <table:table-cell table:style-name="ce234"/>
          <table:table-cell table:number-columns-repeated="1011"/>
        </table:table-row>
        <table:table-row table:style-name="ro4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03" office:value-type="float" office:value="465.263" calcext:value-type="float">
            <text:p>465,263</text:p>
          </table:table-cell>
          <table:table-cell table:style-name="ce215" office:value-type="float" office:value="22" calcext:value-type="float">
            <text:p>22</text:p>
          </table:table-cell>
          <table:table-cell table:style-name="ce228" table:formula="of:=[.E12]/[.F12]" office:value-type="float" office:value="21.1483181818182" calcext:value-type="float">
            <text:p>21,148</text:p>
          </table:table-cell>
          <table:table-cell table:style-name="ce203"/>
          <table:table-cell table:style-name="ce215"/>
          <table:table-cell table:style-name="ce228"/>
          <table:table-cell table:style-name="ce210"/>
          <table:table-cell table:style-name="ce222"/>
          <table:table-cell table:style-name="ce235"/>
          <table:table-cell table:number-columns-repeated="1011"/>
        </table:table-row>
        <table:table-row table:style-name="ro4">
          <table:table-cell office:value-type="float" office:value="10" calcext:value-type="float">
            <text:p>10</text:p>
          </table:table-cell>
          <table:covered-table-cell/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01"/>
          <table:table-cell table:style-name="ce213"/>
          <table:table-cell table:style-name="ce226"/>
          <table:table-cell table:style-name="ce201"/>
          <table:table-cell table:style-name="ce213"/>
          <table:table-cell table:style-name="ce226"/>
          <table:table-cell table:style-name="ce208"/>
          <table:table-cell table:style-name="ce220"/>
          <table:table-cell table:style-name="ce233"/>
          <table:table-cell table:number-columns-repeated="1011"/>
        </table:table-row>
        <table:table-row table:style-name="ro4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float" office:value="1000" calcext:value-type="float">
            <text:p>1000</text:p>
          </table:table-cell>
          <table:table-cell table:style-name="ce202" office:value-type="float" office:value="468.667" calcext:value-type="float">
            <text:p>468,667</text:p>
          </table:table-cell>
          <table:table-cell table:style-name="ce214" office:value-type="float" office:value="23" calcext:value-type="float">
            <text:p>23</text:p>
          </table:table-cell>
          <table:table-cell table:style-name="ce227" table:formula="of:=[.E14]/[.F14]" office:value-type="float" office:value="20.3768260869565" calcext:value-type="float">
            <text:p>20,377</text:p>
          </table:table-cell>
          <table:table-cell table:style-name="ce202" office:value-type="float" office:value="482.523" calcext:value-type="float">
            <text:p>482,523</text:p>
          </table:table-cell>
          <table:table-cell table:style-name="ce214" office:value-type="float" office:value="22" calcext:value-type="float">
            <text:p>22</text:p>
          </table:table-cell>
          <table:table-cell table:style-name="ce227" table:formula="of:=[.H14]/[.I14]" office:value-type="float" office:value="21.9328636363636" calcext:value-type="float">
            <text:p>21,933</text:p>
          </table:table-cell>
          <table:table-cell table:style-name="ce209"/>
          <table:table-cell table:style-name="ce221"/>
          <table:table-cell table:style-name="ce234"/>
          <table:table-cell table:number-columns-repeated="1011"/>
        </table:table-row>
        <table:table-row table:style-name="ro4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04" office:value-type="float" office:value="938.895" calcext:value-type="float">
            <text:p>938,895</text:p>
          </table:table-cell>
          <table:table-cell table:style-name="ce216" office:value-type="float" office:value="44" calcext:value-type="float">
            <text:p>44</text:p>
          </table:table-cell>
          <table:table-cell table:style-name="ce229" table:formula="of:=[.E15]/[.F15]" office:value-type="float" office:value="21.3385227272727" calcext:value-type="float">
            <text:p>21,339</text:p>
          </table:table-cell>
          <table:table-cell table:style-name="ce204" office:value-type="float" office:value="888.659" calcext:value-type="float">
            <text:p>888,659</text:p>
          </table:table-cell>
          <table:table-cell table:style-name="ce216" office:value-type="float" office:value="39" calcext:value-type="float">
            <text:p>39</text:p>
          </table:table-cell>
          <table:table-cell table:style-name="ce229" table:formula="of:=[.H15]/[.I15]" office:value-type="float" office:value="22.7861282051282" calcext:value-type="float">
            <text:p>22,786</text:p>
          </table:table-cell>
          <table:table-cell table:style-name="ce211"/>
          <table:table-cell table:style-name="ce223"/>
          <table:table-cell table:style-name="ce236"/>
          <table:table-cell table:number-columns-repeated="1011"/>
        </table:table-row>
        <table:table-row table:style-name="ro5" table:number-rows-repeated="2">
          <table:table-cell table:style-name="Default" table:number-columns-repeated="4"/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194" office:value-type="string" calcext:value-type="string">
            <text:p>Mean values</text:p>
          </table:table-cell>
          <table:table-cell table:style-name="Default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number-columns-repeated="1011"/>
        </table:table-row>
        <table:table-row table:style-name="ro4">
          <table:table-cell table:style-name="ce279" table:number-columns-repeated="3"/>
          <table:table-cell table:style-name="ce11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279" table:number-columns-repeated="1011"/>
        </table:table-row>
        <table:table-row table:style-name="ro4">
          <table:table-cell table:style-name="Default" table:number-columns-repeated="3"/>
          <table:table-cell office:value-type="float" office:value="1000" calcext:value-type="float">
            <text:p>1000</text:p>
          </table:table-cell>
          <table:table-cell table:style-name="ce205" table:formula="of:=AVERAGE([.E4];[.E7];[.E10];[.E13])" office:value-type="float" office:value="251.152333333333" calcext:value-type="float">
            <text:p>251,152</text:p>
          </table:table-cell>
          <table:table-cell table:style-name="ce217" table:formula="of:=AVERAGE([.F4];[.F7];[.F10];[.F13])" office:value-type="float" office:value="12.3333333333333" calcext:value-type="float">
            <text:p>12,33</text:p>
          </table:table-cell>
          <table:table-cell table:style-name="ce230" table:formula="of:=AVERAGE([.G4];[.G7];[.G10];[.G13])" office:value-type="float" office:value="20.3541106227106" calcext:value-type="float">
            <text:p>20,354</text:p>
          </table:table-cell>
          <table:table-cell table:style-name="ce205" table:formula="of:=AVERAGE([.H4];[.H7];[.H10];[.H13])" office:value-type="float" office:value="201.703666666667" calcext:value-type="float">
            <text:p>201,704</text:p>
          </table:table-cell>
          <table:table-cell table:style-name="ce217" table:formula="of:=AVERAGE([.I4];[.I7];[.I10];[.I13])" office:value-type="float" office:value="9.33333333333333" calcext:value-type="float">
            <text:p>9,33</text:p>
          </table:table-cell>
          <table:table-cell table:style-name="ce230" table:formula="of:=AVERAGE([.J4];[.J7];[.J10];[.J13])" office:value-type="float" office:value="21.6035151515152" calcext:value-type="float">
            <text:p>21,604</text:p>
          </table:table-cell>
          <table:table-cell table:style-name="ce205" table:formula="of:=AVERAGE([.K4];[.K7];[.K10];[.K13])" office:value-type="string" office:string-value="" calcext:value-type="error">
            <text:p>#DIV/0!</text:p>
          </table:table-cell>
          <table:table-cell table:style-name="ce253" table:formula="of:=AVERAGE([.L4];[.L7];[.L10];[.L13])" office:value-type="string" office:string-value="" calcext:value-type="error">
            <text:p>#DIV/0!</text:p>
          </table:table-cell>
          <table:table-cell table:style-name="ce230" table:formula="of:=AVERAGE([.M4];[.M7];[.M10];[.M13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4">
          <table:table-cell table:style-name="Default" table:number-columns-repeated="3"/>
          <table:table-cell office:value-type="float" office:value="10000" calcext:value-type="float">
            <text:p>10000</text:p>
          </table:table-cell>
          <table:table-cell table:style-name="ce206" table:formula="of:=AVERAGE([.E5];[.E8];[.E11];[.E14])" office:value-type="float" office:value="504.2245" calcext:value-type="float">
            <text:p>504,225</text:p>
          </table:table-cell>
          <table:table-cell table:style-name="ce218" table:formula="of:=AVERAGE([.F5];[.F8];[.F11];[.F14])" office:value-type="float" office:value="24.5" calcext:value-type="float">
            <text:p>24,5</text:p>
          </table:table-cell>
          <table:table-cell table:style-name="ce231" table:formula="of:=AVERAGE([.G5];[.G8];[.G11];[.G14])" office:value-type="float" office:value="20.5324047243535" calcext:value-type="float">
            <text:p>20,532</text:p>
          </table:table-cell>
          <table:table-cell table:style-name="ce206" table:formula="of:=AVERAGE([.H5];[.H8];[.H11];[.H14])" office:value-type="float" office:value="464.757" calcext:value-type="float">
            <text:p>464,757</text:p>
          </table:table-cell>
          <table:table-cell table:style-name="ce242" table:formula="of:=AVERAGE([.I5];[.I8];[.I11];[.I14])" office:value-type="float" office:value="21.25" calcext:value-type="float">
            <text:p>21,25</text:p>
          </table:table-cell>
          <table:table-cell table:style-name="ce231" table:formula="of:=AVERAGE([.J5];[.J8];[.J11];[.J14])" office:value-type="float" office:value="21.8696850757576" calcext:value-type="float">
            <text:p>21,870</text:p>
          </table:table-cell>
          <table:table-cell table:style-name="ce206" table:formula="of:=AVERAGE([.K5];[.K8];[.K11];[.K14])" office:value-type="string" office:string-value="" calcext:value-type="error">
            <text:p>#DIV/0!</text:p>
          </table:table-cell>
          <table:table-cell table:style-name="ce254" table:formula="of:=AVERAGE([.L5];[.L8];[.L11];[.L14])" office:value-type="string" office:string-value="" calcext:value-type="error">
            <text:p>#DIV/0!</text:p>
          </table:table-cell>
          <table:table-cell table:style-name="ce231" table:formula="of:=AVERAGE([.M5];[.M8];[.M11];[.M14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4">
          <table:table-cell table:style-name="Default" table:number-columns-repeated="3"/>
          <table:table-cell office:value-type="float" office:value="100000" calcext:value-type="float">
            <text:p>100000</text:p>
          </table:table-cell>
          <table:table-cell table:style-name="ce207" table:formula="of:=AVERAGE([.E6];[.E9];[.E12];[.E15])" office:value-type="float" office:value="1119.97475" calcext:value-type="float">
            <text:p>1119,975</text:p>
          </table:table-cell>
          <table:table-cell table:style-name="ce219" table:formula="of:=AVERAGE([.F6];[.F9];[.F12];[.F15])" office:value-type="float" office:value="52.25" calcext:value-type="float">
            <text:p>52,25</text:p>
          </table:table-cell>
          <table:table-cell table:style-name="ce232" table:formula="of:=AVERAGE([.G6];[.G9];[.G12];[.G15])" office:value-type="float" office:value="21.36243431948" calcext:value-type="float">
            <text:p>21,362</text:p>
          </table:table-cell>
          <table:table-cell table:style-name="ce207" table:formula="of:=AVERAGE([.H6];[.H9];[.H12];[.H15])" office:value-type="float" office:value="1275.89366666667" calcext:value-type="float">
            <text:p>1275,894</text:p>
          </table:table-cell>
          <table:table-cell table:style-name="ce243" table:formula="of:=AVERAGE([.I6];[.I9];[.I12];[.I15])" office:value-type="float" office:value="56.3333333333333" calcext:value-type="float">
            <text:p>56,33</text:p>
          </table:table-cell>
          <table:table-cell table:style-name="ce232" table:formula="of:=AVERAGE([.J6];[.J9];[.J12];[.J15])" office:value-type="float" office:value="22.6401427110101" calcext:value-type="float">
            <text:p>22,640</text:p>
          </table:table-cell>
          <table:table-cell table:style-name="ce207" table:formula="of:=AVERAGE([.K6];[.K9];[.K12];[.K15])" office:value-type="string" office:string-value="" calcext:value-type="error">
            <text:p>#DIV/0!</text:p>
          </table:table-cell>
          <table:table-cell table:style-name="ce255" table:formula="of:=AVERAGE([.L6];[.L9];[.L12];[.L15])" office:value-type="string" office:string-value="" calcext:value-type="error">
            <text:p>#DIV/0!</text:p>
          </table:table-cell>
          <table:table-cell table:style-name="ce232" table:formula="of:=AVERAGE([.M6];[.M9];[.M12];[.M15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4">
          <table:table-cell table:style-name="ce192" table:number-columns-repeated="3"/>
          <table:table-cell table:style-name="ce197"/>
          <table:table-cell table:style-name="ce192" table:number-columns-repeated="9"/>
          <table:table-cell table:number-columns-repeated="1011"/>
        </table:table-row>
        <table:table-row table:style-name="ro4" table:number-rows-repeated="2">
          <table:table-cell table:style-name="Default" table:number-columns-repeated="3"/>
          <table:table-cell table:style-name="ce195"/>
          <table:table-cell table:number-columns-repeated="1020"/>
        </table:table-row>
        <table:table-row table:style-name="ro6">
          <table:table-cell table:style-name="ce1" office:value-type="string" calcext:value-type="string" table:number-columns-spanned="2" table:number-rows-spanned="1">
            <text:p>Th. 0.5</text:p>
          </table:table-cell>
          <table:covered-table-cell table:style-name="Default"/>
          <table:table-cell table:style-name="Default" table:number-columns-repeated="2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number-columns-repeated="1011"/>
        </table:table-row>
        <table:table-row table:style-name="ro3">
          <table:table-cell table:style-name="ce6"/>
          <table:table-cell table:style-name="ce7" office:value-type="string" calcext:value-type="string">
            <text:p>N. of Clusters</text:p>
          </table:table-cell>
          <table:table-cell table:style-name="ce7" office:value-type="string" calcext:value-type="string">
            <text:p>N. of Dimensions</text:p>
          </table:table-cell>
          <table:table-cell table:style-name="ce7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279"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" calcext:value-type="float" table:number-columns-spanned="1" table:number-rows-spanned="6">
            <text:p>7</text:p>
          </table:table-cell>
          <table:table-cell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08"/>
          <table:table-cell table:style-name="ce220"/>
          <table:table-cell table:style-name="ce233"/>
          <table:table-cell table:style-name="ce238" office:value-type="float" office:value="372.263" calcext:value-type="float">
            <text:p>372,263</text:p>
          </table:table-cell>
          <table:table-cell table:style-name="ce244" office:value-type="float" office:value="17" calcext:value-type="float">
            <text:p>17</text:p>
          </table:table-cell>
          <table:table-cell table:style-name="ce230" table:formula="of:=[.H28]/[.I28]" office:value-type="float" office:value="21.8978235294118" calcext:value-type="float">
            <text:p>21,898</text:p>
          </table:table-cell>
          <table:table-cell table:style-name="ce249" office:value-type="float" office:value="9.778527" calcext:value-type="float">
            <text:p>9,779</text:p>
          </table:table-cell>
          <table:table-cell table:style-name="ce213" office:value-type="float" office:value="8" calcext:value-type="float">
            <text:p>8</text:p>
          </table:table-cell>
          <table:table-cell table:style-name="ce258" table:formula="of:=[.K28]/[.L28]" office:value-type="float" office:value="1.222315875" calcext:value-type="float">
            <text:p>1,222</text:p>
          </table:table-cell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09"/>
          <table:table-cell table:style-name="ce221"/>
          <table:table-cell table:style-name="ce234"/>
          <table:table-cell table:style-name="ce239" office:value-type="float" office:value="62.673" calcext:value-type="float">
            <text:p>62,673</text:p>
          </table:table-cell>
          <table:table-cell table:style-name="ce245" office:value-type="float" office:value="3" calcext:value-type="float">
            <text:p>3</text:p>
          </table:table-cell>
          <table:table-cell table:style-name="ce231" table:formula="of:=[.H29]/[.I29]" office:value-type="float" office:value="20.891" calcext:value-type="float">
            <text:p>20,891</text:p>
          </table:table-cell>
          <table:table-cell table:style-name="ce250" office:value-type="float" office:value="10.752956" calcext:value-type="float">
            <text:p>10,753</text:p>
          </table:table-cell>
          <table:table-cell table:style-name="ce214" office:value-type="float" office:value="3" calcext:value-type="float">
            <text:p>3</text:p>
          </table:table-cell>
          <table:table-cell table:style-name="ce259" table:formula="of:=[.K29]/[.L29]" office:value-type="float" office:value="3.58431866666667" calcext:value-type="float">
            <text:p>3,584</text:p>
          </table:table-cell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10"/>
          <table:table-cell table:style-name="ce222"/>
          <table:table-cell table:style-name="ce235"/>
          <table:table-cell table:style-name="ce240" office:value-type="float" office:value="1257.901" calcext:value-type="float">
            <text:p>1257,901</text:p>
          </table:table-cell>
          <table:table-cell table:style-name="ce246" office:value-type="float" office:value="57" calcext:value-type="float">
            <text:p>57</text:p>
          </table:table-cell>
          <table:table-cell table:style-name="ce248" table:formula="of:=[.H30]/[.I30]" office:value-type="float" office:value="22.0684385964912" calcext:value-type="float">
            <text:p>22,068</text:p>
          </table:table-cell>
          <table:table-cell table:style-name="ce251" office:value-type="float" office:value="60.694283" calcext:value-type="float">
            <text:p>60,694</text:p>
          </table:table-cell>
          <table:table-cell table:style-name="ce215" office:value-type="float" office:value="3" calcext:value-type="float">
            <text:p>3</text:p>
          </table:table-cell>
          <table:table-cell table:style-name="ce260" table:formula="of:=[.K30]/[.L30]" office:value-type="float" office:value="20.2314276666667" calcext:value-type="float">
            <text:p>20,231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covered-table-cell/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08"/>
          <table:table-cell table:style-name="ce220"/>
          <table:table-cell table:style-name="ce233"/>
          <table:table-cell table:style-name="ce238" office:value-type="float" office:value="195.308" calcext:value-type="float">
            <text:p>195,308</text:p>
          </table:table-cell>
          <table:table-cell table:style-name="ce244" office:value-type="float" office:value="9" calcext:value-type="float">
            <text:p>9</text:p>
          </table:table-cell>
          <table:table-cell table:style-name="ce230" table:formula="of:=[.H31]/[.I31]" office:value-type="float" office:value="21.7008888888889" calcext:value-type="float">
            <text:p>21,701</text:p>
          </table:table-cell>
          <table:table-cell table:style-name="ce249" office:value-type="float" office:value="12.131203" calcext:value-type="float">
            <text:p>12,131</text:p>
          </table:table-cell>
          <table:table-cell table:style-name="ce213" office:value-type="float" office:value="8" calcext:value-type="float">
            <text:p>8</text:p>
          </table:table-cell>
          <table:table-cell table:style-name="ce258" table:formula="of:=[.K31]/[.L31]" office:value-type="float" office:value="1.516400375" calcext:value-type="float">
            <text:p>1,516</text:p>
          </table:table-cell>
          <table:table-cell table:number-columns-repeated="1011"/>
        </table:table-row>
        <table:table-row table:style-name="ro4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09"/>
          <table:table-cell table:style-name="ce221"/>
          <table:table-cell table:style-name="ce234"/>
          <table:table-cell table:style-name="ce239" office:value-type="float" office:value="64.471" calcext:value-type="float">
            <text:p>64,471</text:p>
          </table:table-cell>
          <table:table-cell table:style-name="ce245" office:value-type="float" office:value="3" calcext:value-type="float">
            <text:p>3</text:p>
          </table:table-cell>
          <table:table-cell table:style-name="ce231" table:formula="of:=[.H32]/[.I32]" office:value-type="float" office:value="21.4903333333333" calcext:value-type="float">
            <text:p>21,490</text:p>
          </table:table-cell>
          <table:table-cell table:style-name="ce250" office:value-type="float" office:value="16.55143" calcext:value-type="float">
            <text:p>16,551</text:p>
          </table:table-cell>
          <table:table-cell table:style-name="ce214" office:value-type="float" office:value="3" calcext:value-type="float">
            <text:p>3</text:p>
          </table:table-cell>
          <table:table-cell table:style-name="ce259" table:formula="of:=[.K32]/[.L32]" office:value-type="float" office:value="5.51714333333333" calcext:value-type="float">
            <text:p>5,517</text:p>
          </table:table-cell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10"/>
          <table:table-cell table:style-name="ce222"/>
          <table:table-cell table:style-name="ce235"/>
          <table:table-cell table:style-name="ce240" office:value-type="float" office:value="1950.553" calcext:value-type="float">
            <text:p>1950,553</text:p>
          </table:table-cell>
          <table:table-cell table:style-name="ce246" office:value-type="float" office:value="85" calcext:value-type="float">
            <text:p>85</text:p>
          </table:table-cell>
          <table:table-cell table:style-name="ce248" table:formula="of:=[.H33]/[.I33]" office:value-type="float" office:value="22.9476823529412" calcext:value-type="float">
            <text:p>22,948</text:p>
          </table:table-cell>
          <table:table-cell table:style-name="ce251" office:value-type="float" office:value="154.456132" calcext:value-type="float">
            <text:p>154,456</text:p>
          </table:table-cell>
          <table:table-cell table:style-name="ce215" office:value-type="float" office:value="4" calcext:value-type="float">
            <text:p>4</text:p>
          </table:table-cell>
          <table:table-cell table:style-name="ce260" table:formula="of:=[.K33]/[.L33]" office:value-type="float" office:value="38.614033" calcext:value-type="float">
            <text:p>38,614</text:p>
          </table:table-cell>
          <table:table-cell table:number-columns-repeated="101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3" calcext:value-type="float" table:number-columns-spanned="1" table:number-rows-spanned="6">
            <text:p>13</text:p>
          </table:table-cell>
          <table:table-cell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08"/>
          <table:table-cell table:style-name="ce220"/>
          <table:table-cell table:style-name="ce233"/>
          <table:table-cell table:style-name="ce238" office:value-type="float" office:value="173.317" calcext:value-type="float">
            <text:p>173,317</text:p>
          </table:table-cell>
          <table:table-cell table:style-name="ce244" office:value-type="float" office:value="8" calcext:value-type="float">
            <text:p>8</text:p>
          </table:table-cell>
          <table:table-cell table:style-name="ce230" table:formula="of:=[.H34]/[.I34]" office:value-type="float" office:value="21.664625" calcext:value-type="float">
            <text:p>21,665</text:p>
          </table:table-cell>
          <table:table-cell table:style-name="ce249" office:value-type="float" office:value="14.547581" calcext:value-type="float">
            <text:p>14,548</text:p>
          </table:table-cell>
          <table:table-cell table:style-name="ce213" office:value-type="float" office:value="13" calcext:value-type="float">
            <text:p>13</text:p>
          </table:table-cell>
          <table:table-cell table:style-name="ce258" table:formula="of:=[.K34]/[.L34]" office:value-type="float" office:value="1.11904469230769" calcext:value-type="float">
            <text:p>1,119</text:p>
          </table:table-cell>
          <table:table-cell table:number-columns-repeated="1011"/>
        </table:table-row>
        <table:table-row table:style-name="ro4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09"/>
          <table:table-cell table:style-name="ce221"/>
          <table:table-cell table:style-name="ce234"/>
          <table:table-cell table:style-name="ce239" office:value-type="float" office:value="678.533" calcext:value-type="float">
            <text:p>678,533</text:p>
          </table:table-cell>
          <table:table-cell table:style-name="ce245" office:value-type="float" office:value="31" calcext:value-type="float">
            <text:p>31</text:p>
          </table:table-cell>
          <table:table-cell table:style-name="ce231" table:formula="of:=[.H35]/[.I35]" office:value-type="float" office:value="21.8881612903226" calcext:value-type="float">
            <text:p>21,888</text:p>
          </table:table-cell>
          <table:table-cell table:style-name="ce250" office:value-type="float" office:value="32.278054" calcext:value-type="float">
            <text:p>32,278</text:p>
          </table:table-cell>
          <table:table-cell table:style-name="ce214" office:value-type="float" office:value="8" calcext:value-type="float">
            <text:p>8</text:p>
          </table:table-cell>
          <table:table-cell table:style-name="ce259" table:formula="of:=[.K35]/[.L35]" office:value-type="float" office:value="4.03475675" calcext:value-type="float">
            <text:p>4,035</text:p>
          </table:table-cell>
          <table:table-cell table:number-columns-repeated="1011"/>
        </table:table-row>
        <table:table-row table:style-name="ro4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10"/>
          <table:table-cell table:style-name="ce222"/>
          <table:table-cell table:style-name="ce235"/>
          <table:table-cell table:style-name="ce240" office:value-type="float" office:value="533.127" calcext:value-type="float">
            <text:p>533,127</text:p>
          </table:table-cell>
          <table:table-cell table:style-name="ce246" office:value-type="float" office:value="24" calcext:value-type="float">
            <text:p>24</text:p>
          </table:table-cell>
          <table:table-cell table:style-name="ce248" table:formula="of:=[.H36]/[.I36]" office:value-type="float" office:value="22.213625" calcext:value-type="float">
            <text:p>22,214</text:p>
          </table:table-cell>
          <table:table-cell table:style-name="ce251" office:value-type="float" office:value="606.455198" calcext:value-type="float">
            <text:p>606,455</text:p>
          </table:table-cell>
          <table:table-cell table:style-name="ce215" office:value-type="float" office:value="19" calcext:value-type="float">
            <text:p>19</text:p>
          </table:table-cell>
          <table:table-cell table:style-name="ce260" table:formula="of:=[.K36]/[.L36]" office:value-type="float" office:value="31.9186946315789" calcext:value-type="float">
            <text:p>31,919</text:p>
          </table:table-cell>
          <table:table-cell table:number-columns-repeated="1011"/>
        </table:table-row>
        <table:table-row table:style-name="ro4">
          <table:table-cell office:value-type="float" office:value="10" calcext:value-type="float">
            <text:p>10</text:p>
          </table:table-cell>
          <table:covered-table-cell/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08"/>
          <table:table-cell table:style-name="ce220"/>
          <table:table-cell table:style-name="ce233"/>
          <table:table-cell table:style-name="ce238"/>
          <table:table-cell table:style-name="ce244"/>
          <table:table-cell table:style-name="ce230"/>
          <table:table-cell table:style-name="ce249" office:value-type="float" office:value="15.57178" calcext:value-type="float">
            <text:p>15,572</text:p>
          </table:table-cell>
          <table:table-cell table:style-name="ce213" office:value-type="float" office:value="9" calcext:value-type="float">
            <text:p>9</text:p>
          </table:table-cell>
          <table:table-cell table:style-name="ce258" table:formula="of:=[.K37]/[.L37]" office:value-type="float" office:value="1.73019777777778" calcext:value-type="float">
            <text:p>1,730</text:p>
          </table:table-cell>
          <table:table-cell table:number-columns-repeated="1011"/>
        </table:table-row>
        <table:table-row table:style-name="ro4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float" office:value="1000" calcext:value-type="float">
            <text:p>1000</text:p>
          </table:table-cell>
          <table:table-cell table:style-name="ce209"/>
          <table:table-cell table:style-name="ce221"/>
          <table:table-cell table:style-name="ce234"/>
          <table:table-cell table:style-name="ce239" office:value-type="float" office:value="569.245" calcext:value-type="float">
            <text:p>569,245</text:p>
          </table:table-cell>
          <table:table-cell table:style-name="ce245" office:value-type="float" office:value="26" calcext:value-type="float">
            <text:p>26</text:p>
          </table:table-cell>
          <table:table-cell table:style-name="ce231" table:formula="of:=[.H38]/[.I38]" office:value-type="float" office:value="21.8940384615385" calcext:value-type="float">
            <text:p>21,894</text:p>
          </table:table-cell>
          <table:table-cell table:style-name="ce250" office:value-type="float" office:value="80.699565" calcext:value-type="float">
            <text:p>80,700</text:p>
          </table:table-cell>
          <table:table-cell table:style-name="ce214" office:value-type="float" office:value="11" calcext:value-type="float">
            <text:p>11</text:p>
          </table:table-cell>
          <table:table-cell table:style-name="ce259" table:formula="of:=[.K38]/[.L38]" office:value-type="float" office:value="7.33632409090909" calcext:value-type="float">
            <text:p>7,336</text:p>
          </table:table-cell>
          <table:table-cell table:number-columns-repeated="1011"/>
        </table:table-row>
        <table:table-row table:style-name="ro4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11"/>
          <table:table-cell table:style-name="ce223"/>
          <table:table-cell table:style-name="ce236"/>
          <table:table-cell table:style-name="ce241" office:value-type="float" office:value="917.246" calcext:value-type="float">
            <text:p>917,246</text:p>
          </table:table-cell>
          <table:table-cell table:style-name="ce247" office:value-type="float" office:value="40" calcext:value-type="float">
            <text:p>40</text:p>
          </table:table-cell>
          <table:table-cell table:style-name="ce232" table:formula="of:=[.H39]/[.I39]" office:value-type="float" office:value="22.93115" calcext:value-type="float">
            <text:p>22,931</text:p>
          </table:table-cell>
          <table:table-cell table:style-name="ce252" table:formula="of:=14*60 + 14.50426" office:value-type="float" office:value="854.50426" calcext:value-type="float">
            <text:p>854,504</text:p>
          </table:table-cell>
          <table:table-cell table:style-name="ce216" office:value-type="float" office:value="25" calcext:value-type="float">
            <text:p>25</text:p>
          </table:table-cell>
          <table:table-cell table:style-name="ce261" table:formula="of:=[.K39]/[.L39]" office:value-type="float" office:value="34.1801704" calcext:value-type="float">
            <text:p>34,180</text:p>
          </table:table-cell>
          <table:table-cell table:number-columns-repeated="1011"/>
        </table:table-row>
        <table:table-row table:style-name="ro5" table:number-rows-repeated="2">
          <table:table-cell table:style-name="Default" table:number-columns-repeated="4"/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194" office:value-type="string" calcext:value-type="string" table:number-columns-spanned="2" table:number-rows-spanned="1">
            <text:p>Mean values</text:p>
          </table:table-cell>
          <table:covered-table-cell table:style-name="Default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number-columns-repeated="1011"/>
        </table:table-row>
        <table:table-row table:style-name="ro4">
          <table:table-cell table:style-name="ce279" table:number-columns-repeated="3"/>
          <table:table-cell table:style-name="ce11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279" table:number-columns-repeated="1011"/>
        </table:table-row>
        <table:table-row table:style-name="ro4">
          <table:table-cell table:style-name="Default" table:number-columns-repeated="3"/>
          <table:table-cell office:value-type="float" office:value="1000" calcext:value-type="float">
            <text:p>1000</text:p>
          </table:table-cell>
          <table:table-cell table:style-name="ce205" table:formula="of:=AVERAGE([.E28];[.E31];[.E34];[.E37])" office:value-type="string" office:string-value="" calcext:value-type="error">
            <text:p>#DIV/0!</text:p>
          </table:table-cell>
          <table:table-cell table:style-name="ce217" table:formula="of:=AVERAGE([.F28];[.F31];[.F34];[.F37])" office:value-type="string" office:string-value="" calcext:value-type="error">
            <text:p>#DIV/0!</text:p>
          </table:table-cell>
          <table:table-cell table:style-name="ce230" table:formula="of:=AVERAGE([.G28];[.G31];[.G34];[.G37])" office:value-type="string" office:string-value="" calcext:value-type="error">
            <text:p>#DIV/0!</text:p>
          </table:table-cell>
          <table:table-cell table:style-name="ce205" table:formula="of:=AVERAGE([.H28];[.H31];[.H34];[.H37])" office:value-type="float" office:value="246.962666666667" calcext:value-type="float">
            <text:p>246,963</text:p>
          </table:table-cell>
          <table:table-cell table:style-name="ce217" table:formula="of:=AVERAGE([.I28];[.I31];[.I34];[.I37])" office:value-type="float" office:value="11.3333333333333" calcext:value-type="float">
            <text:p>11,33</text:p>
          </table:table-cell>
          <table:table-cell table:style-name="ce230" table:formula="of:=AVERAGE([.J28];[.J31];[.J34];[.J37])" office:value-type="float" office:value="21.7544458061002" calcext:value-type="float">
            <text:p>21,754</text:p>
          </table:table-cell>
          <table:table-cell table:style-name="ce205" table:formula="of:=AVERAGE([.K28];[.K31];[.K34];[.K37])" office:value-type="float" office:value="13.00727275" calcext:value-type="float">
            <text:p>13,007</text:p>
          </table:table-cell>
          <table:table-cell table:style-name="ce256" table:formula="of:=AVERAGE([.L28];[.L31];[.L34];[.L37])" office:value-type="float" office:value="9.5" calcext:value-type="float">
            <text:p>9,50</text:p>
          </table:table-cell>
          <table:table-cell table:style-name="ce230" table:formula="of:=AVERAGE([.M28];[.M31];[.M34];[.M37])" office:value-type="float" office:value="1.39698968002137" calcext:value-type="float">
            <text:p>1,397</text:p>
          </table:table-cell>
          <table:table-cell table:number-columns-repeated="1011"/>
        </table:table-row>
        <table:table-row table:style-name="ro4">
          <table:table-cell table:style-name="Default" table:number-columns-repeated="3"/>
          <table:table-cell office:value-type="float" office:value="10000" calcext:value-type="float">
            <text:p>10000</text:p>
          </table:table-cell>
          <table:table-cell table:style-name="ce206" table:formula="of:=AVERAGE([.E29];[.E32];[.E35];[.E38])" office:value-type="string" office:string-value="" calcext:value-type="error">
            <text:p>#DIV/0!</text:p>
          </table:table-cell>
          <table:table-cell table:style-name="ce218" table:formula="of:=AVERAGE([.F29];[.F32];[.F35];[.F38])" office:value-type="string" office:string-value="" calcext:value-type="error">
            <text:p>#DIV/0!</text:p>
          </table:table-cell>
          <table:table-cell table:style-name="ce231" table:formula="of:=AVERAGE([.G29];[.G32];[.G35];[.G38])" office:value-type="string" office:string-value="" calcext:value-type="error">
            <text:p>#DIV/0!</text:p>
          </table:table-cell>
          <table:table-cell table:style-name="ce206" table:formula="of:=AVERAGE([.H29];[.H32];[.H35];[.H38])" office:value-type="float" office:value="343.7305" calcext:value-type="float">
            <text:p>343,731</text:p>
          </table:table-cell>
          <table:table-cell table:style-name="ce242" table:formula="of:=AVERAGE([.I29];[.I32];[.I35];[.I38])" office:value-type="float" office:value="15.75" calcext:value-type="float">
            <text:p>15,75</text:p>
          </table:table-cell>
          <table:table-cell table:style-name="ce231" table:formula="of:=AVERAGE([.J29];[.J32];[.J35];[.J38])" office:value-type="float" office:value="21.5408832712986" calcext:value-type="float">
            <text:p>21,541</text:p>
          </table:table-cell>
          <table:table-cell table:style-name="ce206" table:formula="of:=AVERAGE([.K29];[.K32];[.K35];[.K38])" office:value-type="float" office:value="35.07050125" calcext:value-type="float">
            <text:p>35,071</text:p>
          </table:table-cell>
          <table:table-cell table:style-name="ce257" table:formula="of:=AVERAGE([.L29];[.L32];[.L35];[.L38])" office:value-type="float" office:value="6.25" calcext:value-type="float">
            <text:p>6,25</text:p>
          </table:table-cell>
          <table:table-cell table:style-name="ce231" table:formula="of:=AVERAGE([.M29];[.M32];[.M35];[.M38])" office:value-type="float" office:value="5.11813571022727" calcext:value-type="float">
            <text:p>5,118</text:p>
          </table:table-cell>
          <table:table-cell table:number-columns-repeated="1011"/>
        </table:table-row>
        <table:table-row table:style-name="ro4">
          <table:table-cell table:style-name="Default" table:number-columns-repeated="3"/>
          <table:table-cell office:value-type="float" office:value="100000" calcext:value-type="float">
            <text:p>100000</text:p>
          </table:table-cell>
          <table:table-cell table:style-name="ce207" table:formula="of:=AVERAGE([.E30];[.E33];[.E36];[.E39])" office:value-type="string" office:string-value="" calcext:value-type="error">
            <text:p>#DIV/0!</text:p>
          </table:table-cell>
          <table:table-cell table:style-name="ce219" table:formula="of:=AVERAGE([.F30];[.F33];[.F36];[.F39])" office:value-type="string" office:string-value="" calcext:value-type="error">
            <text:p>#DIV/0!</text:p>
          </table:table-cell>
          <table:table-cell table:style-name="ce232" table:formula="of:=AVERAGE([.G30];[.G33];[.G36];[.G39])" office:value-type="string" office:string-value="" calcext:value-type="error">
            <text:p>#DIV/0!</text:p>
          </table:table-cell>
          <table:table-cell table:style-name="ce207" table:formula="of:=AVERAGE([.H30];[.H33];[.H36];[.H39])" office:value-type="float" office:value="1164.70675" calcext:value-type="float">
            <text:p>1164,707</text:p>
          </table:table-cell>
          <table:table-cell table:style-name="ce243" table:formula="of:=AVERAGE([.I30];[.I33];[.I36];[.I39])" office:value-type="float" office:value="51.5" calcext:value-type="float">
            <text:p>51,50</text:p>
          </table:table-cell>
          <table:table-cell table:style-name="ce232" table:formula="of:=AVERAGE([.J30];[.J33];[.J36];[.J39])" office:value-type="float" office:value="22.5402239873581" calcext:value-type="float">
            <text:p>22,540</text:p>
          </table:table-cell>
          <table:table-cell table:style-name="ce207" table:formula="of:=AVERAGE([.K30];[.K33];[.K36];[.K39])" office:value-type="float" office:value="419.02746825" calcext:value-type="float">
            <text:p>419,027</text:p>
          </table:table-cell>
          <table:table-cell table:style-name="ce243" table:formula="of:=AVERAGE([.L30];[.L33];[.L36];[.L39])" office:value-type="float" office:value="12.75" calcext:value-type="float">
            <text:p>12,75</text:p>
          </table:table-cell>
          <table:table-cell table:style-name="ce232" table:formula="of:=AVERAGE([.M30];[.M33];[.M36];[.M39])" office:value-type="float" office:value="31.2360814245614" calcext:value-type="float">
            <text:p>31,236</text:p>
          </table:table-cell>
          <table:table-cell table:number-columns-repeated="1011"/>
        </table:table-row>
      </table:table>
      <table:table table:name="Graphics" table:style-name="ta1" table:print-ranges="Graphics.A1:Graphics.T63">
        <table:shapes>
          <draw:frame draw:z-index="0" draw:style-name="gr1" draw:text-style-name="P1" svg:width="15.999cm" svg:height="8.999cm" svg:x="2.669cm" svg:y="4.448cm">
            <draw:object draw:notify-on-update-of-ranges="Graphics.C5:Graphics.C7 Graphics.D4:Graphics.D4 Graphics.D5:Graphics.D7 Graphics.E4:Graphics.E4 Graphics.E5:Graphics.E7 Graphics.F4:Graphics.F4 Graphics.F5:Graphics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8cm" svg:height="8.992cm" svg:x="20.359cm" svg:y="4.517cm">
            <draw:object draw:notify-on-update-of-ranges="Graphics.I5:Graphics.I7 Graphics.J4:Graphics.J4 Graphics.J5:Graphics.J7 Graphics.K4:Graphics.K4 Graphics.K5:Graphics.K7 Graphics.L4:Graphics.L4 Graphics.L5:Graphics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cm" svg:height="8.991cm" svg:x="38.22cm" svg:y="4.462cm">
            <draw:object draw:notify-on-update-of-ranges="Graphics.O5:Graphics.O7 Graphics.P4:Graphics.P4 Graphics.P5:Graphics.P7 Graphics.Q4:Graphics.Q4 Graphics.Q5:Graphics.Q7 Graphics.R4:Graphics.R4 Graphics.R5:Graphics.R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81cm" svg:height="9.018cm" svg:x="2.496cm" svg:y="20.512cm">
            <draw:object draw:notify-on-update-of-ranges="Graphics.C38:Graphics.C40 Graphics.D37:Graphics.D37 Graphics.D38:Graphics.D40 Graphics.E37:Graphics.E37 Graphics.E38:Graphics.E40 Graphics.F37:Graphics.F37 Graphics.F38:Graphics.F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8cm" svg:height="9.018cm" svg:x="20.085cm" svg:y="20.537cm">
            <draw:object draw:notify-on-update-of-ranges="Graphics.I38:Graphics.I40 Graphics.J37:Graphics.J37 Graphics.J38:Graphics.J40 Graphics.K37:Graphics.K37 Graphics.K38:Graphics.K40 Graphics.L37:Graphics.L37 Graphics.L38:Graphics.L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cm" svg:height="9.018cm" svg:x="38.427cm" svg:y="20.652cm">
            <draw:object draw:notify-on-update-of-ranges="Graphics.O38:Graphics.O40 Graphics.P37:Graphics.P37 Graphics.P38:Graphics.P40 Graphics.Q37:Graphics.Q37 Graphics.Q38:Graphics.Q40 Graphics.R37:Graphics.R37 Graphics.R38:Graphics.R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5">
          <table:table-cell table:number-columns-repeated="18"/>
        </table:table-row>
        <table:table-row table:style-name="ro6">
          <table:table-cell table:style-name="ce190" office:value-type="string" calcext:value-type="string" table:number-columns-spanned="3" table:number-rows-spanned="1">
            <text:p>Mean Values – Th. 5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/>
          <table:table-cell table:style-name="ce194"/>
          <table:table-cell/>
          <table:table-cell table:style-name="ce198" office:value-type="string" calcext:value-type="string" table:number-columns-spanned="3" table:number-rows-spanned="1">
            <text:p>Time (sec)</text:p>
          </table:table-cell>
          <table:covered-table-cell table:number-columns-repeated="2" table:style-name="ce198"/>
          <table:table-cell table:style-name="ce198" table:number-columns-repeated="2"/>
          <table:table-cell table:style-name="ce195"/>
          <table:table-cell table:style-name="ce168" office:value-type="string" calcext:value-type="string" table:number-columns-spanned="3" table:number-rows-spanned="1">
            <text:p>Iterations</text:p>
          </table:table-cell>
          <table:covered-table-cell table:number-columns-repeated="2" table:style-name="ce166"/>
          <table:table-cell table:style-name="ce198" table:number-columns-repeated="2"/>
          <table:table-cell table:style-name="ce195"/>
          <table:table-cell table:style-name="ce171" office:value-type="string" calcext:value-type="string" table:number-columns-spanned="3" table:number-rows-spanned="1">
            <text:p>Time per iter</text:p>
          </table:table-cell>
          <table:covered-table-cell table:style-name="ce170"/>
          <table:covered-table-cell table:style-name="ce166"/>
        </table:table-row>
        <table:table-row table:style-name="ro4">
          <table:table-cell table:number-columns-repeated="2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Hadoop w/comb</text:p>
          </table:table-cell>
          <table:table-cell table:style-name="ce165" office:value-type="string" calcext:value-type="string">
            <text:p>Spark</text:p>
          </table:table-cell>
          <table:table-cell table:number-columns-repeated="2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Hadoop w/comb</text:p>
          </table:table-cell>
          <table:table-cell table:style-name="ce165" office:value-type="string" calcext:value-type="string">
            <text:p>Spark</text:p>
          </table:table-cell>
          <table:table-cell table:number-columns-repeated="2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Hadoop w/comb</text:p>
          </table:table-cell>
          <table:table-cell table:style-name="ce165" office:value-type="string" calcext:value-type="string">
            <text:p>Spark</text:p>
          </table:table-cell>
        </table:table-row>
        <table:table-row table:style-name="ro4">
          <table:table-cell table:number-columns-repeated="2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251.152333333333" calcext:value-type="float">
            <text:p>251,152</text:p>
          </table:table-cell>
          <table:table-cell table:style-name="ce253" office:value-type="float" office:value="201.703666666667" calcext:value-type="float">
            <text:p>201,704</text:p>
          </table:table-cell>
          <table:table-cell table:style-name="ce253" office:value-type="float" office:value="0" calcext:value-type="float">
            <text:p>0,000</text:p>
          </table:table-cell>
          <table:table-cell table:number-columns-repeated="2"/>
          <table:table-cell table:style-name="ce195" office:value-type="float" office:value="1000" calcext:value-type="float">
            <text:p>1000</text:p>
          </table:table-cell>
          <table:table-cell table:style-name="ce217" office:value-type="float" office:value="12.3333333333333" calcext:value-type="float">
            <text:p>12,33</text:p>
          </table:table-cell>
          <table:table-cell table:style-name="ce217" office:value-type="float" office:value="9.33333333333333" calcext:value-type="float">
            <text:p>9,33</text:p>
          </table:table-cell>
          <table:table-cell table:style-name="ce253" office:value-type="float" office:value="0" calcext:value-type="float">
            <text:p>0,000</text:p>
          </table:table-cell>
          <table:table-cell table:number-columns-repeated="2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20.3541106227106" calcext:value-type="float">
            <text:p>20,354</text:p>
          </table:table-cell>
          <table:table-cell table:style-name="ce253" office:value-type="float" office:value="21.6035151515152" calcext:value-type="float">
            <text:p>21,604</text:p>
          </table:table-cell>
          <table:table-cell table:style-name="ce253" office:value-type="float" office:value="0" calcext:value-type="float">
            <text:p>0,000</text:p>
          </table:table-cell>
        </table:table-row>
        <table:table-row table:style-name="ro4">
          <table:table-cell table:number-columns-repeated="2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504.2245" calcext:value-type="float">
            <text:p>504,225</text:p>
          </table:table-cell>
          <table:table-cell table:style-name="ce254" office:value-type="float" office:value="464.757" calcext:value-type="float">
            <text:p>464,757</text:p>
          </table:table-cell>
          <table:table-cell table:style-name="ce254" office:value-type="float" office:value="0" calcext:value-type="float">
            <text:p>0,000</text:p>
          </table:table-cell>
          <table:table-cell table:number-columns-repeated="2"/>
          <table:table-cell table:style-name="ce195" office:value-type="float" office:value="10000" calcext:value-type="float">
            <text:p>10000</text:p>
          </table:table-cell>
          <table:table-cell table:style-name="ce218" office:value-type="float" office:value="24.5" calcext:value-type="float">
            <text:p>24,5</text:p>
          </table:table-cell>
          <table:table-cell table:style-name="ce242" office:value-type="float" office:value="21.25" calcext:value-type="float">
            <text:p>21,25</text:p>
          </table:table-cell>
          <table:table-cell table:style-name="ce254" office:value-type="float" office:value="0" calcext:value-type="float">
            <text:p>0,000</text:p>
          </table:table-cell>
          <table:table-cell table:number-columns-repeated="2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20.5324047243535" calcext:value-type="float">
            <text:p>20,532</text:p>
          </table:table-cell>
          <table:table-cell table:style-name="ce254" office:value-type="float" office:value="21.8696850757576" calcext:value-type="float">
            <text:p>21,870</text:p>
          </table:table-cell>
          <table:table-cell table:style-name="ce254" office:value-type="float" office:value="0" calcext:value-type="float">
            <text:p>0,000</text:p>
          </table:table-cell>
        </table:table-row>
        <table:table-row table:style-name="ro4">
          <table:table-cell table:number-columns-repeated="2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1119.97475" calcext:value-type="float">
            <text:p>1119,975</text:p>
          </table:table-cell>
          <table:table-cell table:style-name="ce166" office:value-type="float" office:value="1275.89366666667" calcext:value-type="float">
            <text:p>1275,894</text:p>
          </table:table-cell>
          <table:table-cell table:style-name="ce166" office:value-type="float" office:value="0" calcext:value-type="float">
            <text:p>0,000</text:p>
          </table:table-cell>
          <table:table-cell table:number-columns-repeated="2"/>
          <table:table-cell table:style-name="ce195" office:value-type="float" office:value="100000" calcext:value-type="float">
            <text:p>100000</text:p>
          </table:table-cell>
          <table:table-cell table:style-name="ce169" office:value-type="float" office:value="52.25" calcext:value-type="float">
            <text:p>52,25</text:p>
          </table:table-cell>
          <table:table-cell table:style-name="ce170" office:value-type="float" office:value="56.3333333333333" calcext:value-type="float">
            <text:p>56,33</text:p>
          </table:table-cell>
          <table:table-cell table:style-name="ce166" office:value-type="float" office:value="0" calcext:value-type="float">
            <text:p>0,000</text:p>
          </table:table-cell>
          <table:table-cell table:number-columns-repeated="2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21.36243431948" calcext:value-type="float">
            <text:p>21,362</text:p>
          </table:table-cell>
          <table:table-cell table:style-name="ce166" office:value-type="float" office:value="22.6401427110101" calcext:value-type="float">
            <text:p>22,640</text:p>
          </table:table-cell>
          <table:table-cell table:style-name="ce166" office:value-type="float" office:value="0" calcext:value-type="float">
            <text:p>0,000</text:p>
          </table:table-cell>
        </table:table-row>
        <table:table-row table:style-name="ro5" table:number-rows-repeated="24">
          <table:table-cell table:number-columns-repeated="18"/>
        </table:table-row>
        <table:table-row table:style-name="ro5">
          <table:table-cell table:style-name="ce162" table:number-columns-repeated="15"/>
          <table:table-cell table:number-columns-repeated="3"/>
        </table:table-row>
        <table:table-row table:style-name="ro6">
          <table:table-cell table:style-name="ce163"/>
          <table:table-cell table:style-name="ce162" table:number-columns-repeated="14"/>
          <table:table-cell table:number-columns-repeated="3"/>
        </table:table-row>
        <table:table-row table:style-name="ro6">
          <table:table-cell table:style-name="ce162"/>
          <table:table-cell table:style-name="ce164"/>
          <table:table-cell table:style-name="ce162"/>
          <table:table-cell table:style-name="ce167" table:number-columns-repeated="11"/>
          <table:table-cell table:style-name="ce162"/>
          <table:table-cell table:number-columns-repeated="3"/>
        </table:table-row>
        <table:table-row table:style-name="ro6">
          <table:table-cell table:style-name="ce190" office:value-type="string" calcext:value-type="string" table:number-columns-spanned="3" table:number-rows-spanned="1">
            <text:p>Mean Values – Th. 0.5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/>
          <table:table-cell table:style-name="ce194"/>
          <table:table-cell/>
          <table:table-cell table:style-name="ce198" office:value-type="string" calcext:value-type="string" table:number-columns-spanned="3" table:number-rows-spanned="1">
            <text:p>Time (sec)</text:p>
          </table:table-cell>
          <table:covered-table-cell table:number-columns-repeated="2" table:style-name="ce198"/>
          <table:table-cell table:style-name="ce198" table:number-columns-repeated="2"/>
          <table:table-cell table:style-name="ce195"/>
          <table:table-cell table:style-name="ce168" office:value-type="string" calcext:value-type="string" table:number-columns-spanned="3" table:number-rows-spanned="1">
            <text:p>Iterations</text:p>
          </table:table-cell>
          <table:covered-table-cell table:number-columns-repeated="2" table:style-name="ce166"/>
          <table:table-cell table:style-name="ce198" table:number-columns-repeated="2"/>
          <table:table-cell table:style-name="ce195"/>
          <table:table-cell table:style-name="ce171" office:value-type="string" calcext:value-type="string" table:number-columns-spanned="3" table:number-rows-spanned="1">
            <text:p>Time per iter</text:p>
          </table:table-cell>
          <table:covered-table-cell table:style-name="ce170"/>
          <table:covered-table-cell table:style-name="ce166"/>
        </table:table-row>
        <table:table-row table:style-name="ro4">
          <table:table-cell table:number-columns-repeated="2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Hadoop w/comb</text:p>
          </table:table-cell>
          <table:table-cell table:style-name="ce165" office:value-type="string" calcext:value-type="string">
            <text:p>Spark</text:p>
          </table:table-cell>
          <table:table-cell table:number-columns-repeated="2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Hadoop w/comb</text:p>
          </table:table-cell>
          <table:table-cell table:style-name="ce165" office:value-type="string" calcext:value-type="string">
            <text:p>Spark</text:p>
          </table:table-cell>
          <table:table-cell table:number-columns-repeated="2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Hadoop w/comb</text:p>
          </table:table-cell>
          <table:table-cell table:style-name="ce165" office:value-type="string" calcext:value-type="string">
            <text:p>Spark</text:p>
          </table:table-cell>
        </table:table-row>
        <table:table-row table:style-name="ro4">
          <table:table-cell table:number-columns-repeated="2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0" calcext:value-type="float">
            <text:p>0,000</text:p>
          </table:table-cell>
          <table:table-cell table:style-name="ce253" office:value-type="float" office:value="246.962666666667" calcext:value-type="float">
            <text:p>246,963</text:p>
          </table:table-cell>
          <table:table-cell table:style-name="ce253" office:value-type="float" office:value="13.00727275" calcext:value-type="float">
            <text:p>13,007</text:p>
          </table:table-cell>
          <table:table-cell table:number-columns-repeated="2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0" calcext:value-type="float">
            <text:p>0,000</text:p>
          </table:table-cell>
          <table:table-cell table:style-name="ce217" office:value-type="float" office:value="11.3333333333333" calcext:value-type="float">
            <text:p>11,33</text:p>
          </table:table-cell>
          <table:table-cell table:style-name="ce256" office:value-type="float" office:value="9.5" calcext:value-type="float">
            <text:p>9,50</text:p>
          </table:table-cell>
          <table:table-cell table:number-columns-repeated="2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0" calcext:value-type="float">
            <text:p>0,000</text:p>
          </table:table-cell>
          <table:table-cell table:style-name="ce253" office:value-type="float" office:value="21.7544458061002" calcext:value-type="float">
            <text:p>21,754</text:p>
          </table:table-cell>
          <table:table-cell table:style-name="ce253" office:value-type="float" office:value="1.39698968002137" calcext:value-type="float">
            <text:p>1,397</text:p>
          </table:table-cell>
        </table:table-row>
        <table:table-row table:style-name="ro4">
          <table:table-cell table:number-columns-repeated="2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0" calcext:value-type="float">
            <text:p>0,000</text:p>
          </table:table-cell>
          <table:table-cell table:style-name="ce254" office:value-type="float" office:value="343.7305" calcext:value-type="float">
            <text:p>343,731</text:p>
          </table:table-cell>
          <table:table-cell table:style-name="ce254" office:value-type="float" office:value="35.07050125" calcext:value-type="float">
            <text:p>35,071</text:p>
          </table:table-cell>
          <table:table-cell table:number-columns-repeated="2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0" calcext:value-type="float">
            <text:p>0,000</text:p>
          </table:table-cell>
          <table:table-cell table:style-name="ce242" office:value-type="float" office:value="15.75" calcext:value-type="float">
            <text:p>15,75</text:p>
          </table:table-cell>
          <table:table-cell table:style-name="ce257" office:value-type="float" office:value="6.25" calcext:value-type="float">
            <text:p>6,25</text:p>
          </table:table-cell>
          <table:table-cell table:number-columns-repeated="2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0" calcext:value-type="float">
            <text:p>0,000</text:p>
          </table:table-cell>
          <table:table-cell table:style-name="ce254" office:value-type="float" office:value="21.5408832712986" calcext:value-type="float">
            <text:p>21,541</text:p>
          </table:table-cell>
          <table:table-cell table:style-name="ce254" office:value-type="float" office:value="5.11813571022727" calcext:value-type="float">
            <text:p>5,118</text:p>
          </table:table-cell>
        </table:table-row>
        <table:table-row table:style-name="ro4">
          <table:table-cell table:number-columns-repeated="2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0" calcext:value-type="float">
            <text:p>0,000</text:p>
          </table:table-cell>
          <table:table-cell table:style-name="ce166" office:value-type="float" office:value="1164.70675" calcext:value-type="float">
            <text:p>1164,707</text:p>
          </table:table-cell>
          <table:table-cell table:style-name="ce166" office:value-type="float" office:value="419.02746825" calcext:value-type="float">
            <text:p>419,027</text:p>
          </table:table-cell>
          <table:table-cell table:number-columns-repeated="2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0" calcext:value-type="float">
            <text:p>0,000</text:p>
          </table:table-cell>
          <table:table-cell table:style-name="ce170" office:value-type="float" office:value="51.5" calcext:value-type="float">
            <text:p>51,50</text:p>
          </table:table-cell>
          <table:table-cell table:style-name="ce170" office:value-type="float" office:value="12.75" calcext:value-type="float">
            <text:p>12,75</text:p>
          </table:table-cell>
          <table:table-cell table:number-columns-repeated="2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0" calcext:value-type="float">
            <text:p>0,000</text:p>
          </table:table-cell>
          <table:table-cell table:style-name="ce166" office:value-type="float" office:value="22.5402239873581" calcext:value-type="float">
            <text:p>22,540</text:p>
          </table:table-cell>
          <table:table-cell table:style-name="ce166" office:value-type="float" office:value="31.2360814245614" calcext:value-type="float">
            <text:p>31,236</text:p>
          </table:table-cell>
        </table:table-row>
      </table:table>
      <table:table table:name="Had-HadComb" table:style-name="ta1">
        <table:table-column table:style-name="co8" table:default-cell-style-name="Default"/>
        <table:table-column table:style-name="co12" table:default-cell-style-name="ce274"/>
        <table:table-column table:style-name="co10" table:default-cell-style-name="ce273"/>
        <table:table-column table:style-name="co13" table:default-cell-style-name="ce273"/>
        <table:table-column table:style-name="co14" table:default-cell-style-name="ce273"/>
        <table:table-column table:style-name="co15" table:default-cell-style-name="ce273"/>
        <table:table-column table:style-name="co16" table:default-cell-style-name="ce273"/>
        <table:table-column table:style-name="co6" table:default-cell-style-name="ce273"/>
        <table:table-column table:style-name="co17" table:default-cell-style-name="ce277"/>
        <table:table-column table:style-name="co17" table:default-cell-style-name="ce278"/>
        <table:table-row table:style-name="ro5" table:number-rows-repeated="2">
          <table:table-cell/>
          <table:table-cell table:style-name="Default" table:number-columns-repeated="9"/>
        </table:table-row>
        <table:table-row table:style-name="ro3">
          <table:table-cell/>
          <table:table-cell table:style-name="ce92" office:value-type="string" calcext:value-type="string" table:number-columns-spanned="8" table:number-rows-spanned="1">
            <text:p>Hadoop: 5-Threshold</text:p>
          </table:table-cell>
          <table:covered-table-cell table:number-columns-repeated="7" table:style-name="ce92"/>
          <table:table-cell table:style-name="Default"/>
        </table:table-row>
        <table:table-row table:style-name="ro5">
          <table:table-cell/>
          <table:table-cell table:style-name="Default" table:number-columns-repeated="9"/>
        </table:table-row>
        <table:table-row table:style-name="ro7">
          <table:table-cell/>
          <table:table-cell table:style-name="ce273" office:value-type="string" calcext:value-type="string">
            <text:p>Samples</text:p>
          </table:table-cell>
          <table:table-cell office:value-type="string" calcext:value-type="string">
            <text:p>Clusters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Time (min)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Time (msec)</text:p>
          </table:table-cell>
          <table:table-cell office:value-type="string" calcext:value-type="string">
            <text:p>Iterations</text:p>
          </table:table-cell>
          <table:table-cell table:style-name="ce273" office:value-type="string" calcext:value-type="string">
            <text:p>Iteration mean time (msec)</text:p>
          </table:table-cell>
          <table:table-cell table:style-name="ce273" office:value-type="string" calcext:value-type="string">
            <text:p>Iteration mean time (sec)</text:p>
          </table:table-cell>
        </table:table-row>
        <table:table-row table:style-name="ro7">
          <table:table-cell table:number-columns-repeated="2"/>
          <table:table-cell table:style-name="ce274" table:number-columns-repeated="8"/>
        </table:table-row>
        <table:table-row table:style-name="ro7">
          <table:table-cell/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42" calcext:value-type="float">
            <text:p>4,42</text:p>
          </table:table-cell>
          <table:table-cell table:formula="of:=[.G7]/1000" office:value-type="float" office:value="264.899" calcext:value-type="float">
            <text:p>264,899</text:p>
          </table:table-cell>
          <table:table-cell office:value-type="float" office:value="264899" calcext:value-type="float">
            <text:p>264899</text:p>
          </table:table-cell>
          <table:table-cell office:value-type="float" office:value="13" calcext:value-type="float">
            <text:p>13</text:p>
          </table:table-cell>
          <table:table-cell table:formula="of:=[.G7]/[.H7]" office:value-type="float" office:value="20376.8461538462" calcext:value-type="float">
            <text:p>20377</text:p>
          </table:table-cell>
          <table:table-cell table:formula="of:=[.F7]/[.H7]" office:value-type="float" office:value="20.3768461538462" calcext:value-type="float">
            <text:p>20,377</text:p>
          </table:table-cell>
        </table:table-row>
        <table:table-row table:style-name="ro7">
          <table:table-cell/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.79" calcext:value-type="float">
            <text:p>5,79</text:p>
          </table:table-cell>
          <table:table-cell table:formula="of:=[.G8]/1000" office:value-type="float" office:value="347.624" calcext:value-type="float">
            <text:p>347,624</text:p>
          </table:table-cell>
          <table:table-cell office:value-type="float" office:value="347624" calcext:value-type="float">
            <text:p>347624</text:p>
          </table:table-cell>
          <table:table-cell office:value-type="float" office:value="17" calcext:value-type="float">
            <text:p>17</text:p>
          </table:table-cell>
          <table:table-cell table:formula="of:=[.G8]/[.H8]" office:value-type="float" office:value="20448.4705882353" calcext:value-type="float">
            <text:p>20448</text:p>
          </table:table-cell>
          <table:table-cell table:formula="of:=[.F8]/[.H8]" office:value-type="float" office:value="20.4484705882353" calcext:value-type="float">
            <text:p>20,448</text:p>
          </table:table-cell>
        </table:table-row>
        <table:table-row table:style-name="ro7">
          <table:table-cell/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.3" calcext:value-type="float">
            <text:p>20,3</text:p>
          </table:table-cell>
          <table:table-cell table:formula="of:=[.G9]/1000" office:value-type="float" office:value="1216.789" calcext:value-type="float">
            <text:p>1216,789</text:p>
          </table:table-cell>
          <table:table-cell office:value-type="float" office:value="1216789" calcext:value-type="float">
            <text:p>1216789</text:p>
          </table:table-cell>
          <table:table-cell office:value-type="float" office:value="57" calcext:value-type="float">
            <text:p>57</text:p>
          </table:table-cell>
          <table:table-cell table:formula="of:=[.G9]/[.H9]" office:value-type="float" office:value="21347.1754385965" calcext:value-type="float">
            <text:p>21347</text:p>
          </table:table-cell>
          <table:table-cell table:formula="of:=[.F9]/[.H9]" office:value-type="float" office:value="21.3471754385965" calcext:value-type="float">
            <text:p>21,347</text:p>
          </table:table-cell>
        </table:table-row>
        <table:table-row table:style-name="ro7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77" calcext:value-type="float">
            <text:p>4,77</text:p>
          </table:table-cell>
          <table:table-cell table:formula="of:=[.G10]/1000" office:value-type="float" office:value="285.961" calcext:value-type="float">
            <text:p>285,961</text:p>
          </table:table-cell>
          <table:table-cell office:value-type="float" office:value="285961" calcext:value-type="float">
            <text:p>285961</text:p>
          </table:table-cell>
          <table:table-cell office:value-type="float" office:value="14" calcext:value-type="float">
            <text:p>14</text:p>
          </table:table-cell>
          <table:table-cell table:formula="of:=[.G10]/[.H10]" office:value-type="float" office:value="20425.7857142857" calcext:value-type="float">
            <text:p>20426</text:p>
          </table:table-cell>
          <table:table-cell table:formula="of:=[.F10]/[.H10]" office:value-type="float" office:value="20.4257857142857" calcext:value-type="float">
            <text:p>20,426</text:p>
          </table:table-cell>
        </table:table-row>
        <table:table-row table:style-name="ro7"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.85" calcext:value-type="float">
            <text:p>13,85</text:p>
          </table:table-cell>
          <table:table-cell table:formula="of:=[.G11]/1000" office:value-type="float" office:value="831.144" calcext:value-type="float">
            <text:p>831,144</text:p>
          </table:table-cell>
          <table:table-cell office:value-type="float" office:value="831144" calcext:value-type="float">
            <text:p>831144</text:p>
          </table:table-cell>
          <table:table-cell office:value-type="float" office:value="40" calcext:value-type="float">
            <text:p>40</text:p>
          </table:table-cell>
          <table:table-cell table:formula="of:=[.G11]/[.H11]" office:value-type="float" office:value="20778.6" calcext:value-type="float">
            <text:p>20779</text:p>
          </table:table-cell>
          <table:table-cell table:formula="of:=[.F11]/[.H11]" office:value-type="float" office:value="20.7786" calcext:value-type="float">
            <text:p>20,779</text:p>
          </table:table-cell>
        </table:table-row>
        <table:table-row table:style-name="ro7"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.98" calcext:value-type="float">
            <text:p>30,98</text:p>
          </table:table-cell>
          <table:table-cell table:formula="of:=[.G12]/1000" office:value-type="float" office:value="1858.952" calcext:value-type="float">
            <text:p>1858,952</text:p>
          </table:table-cell>
          <table:table-cell office:value-type="float" office:value="1858952" calcext:value-type="float">
            <text:p>1858952</text:p>
          </table:table-cell>
          <table:table-cell office:value-type="float" office:value="86" calcext:value-type="float">
            <text:p>86</text:p>
          </table:table-cell>
          <table:table-cell table:formula="of:=[.G12]/[.H12]" office:value-type="float" office:value="21615.7209302326" calcext:value-type="float">
            <text:p>21616</text:p>
          </table:table-cell>
          <table:table-cell table:formula="of:=[.F12]/[.H12]" office:value-type="float" office:value="21.6157209302326" calcext:value-type="float">
            <text:p>21,616</text:p>
          </table:table-cell>
        </table:table-row>
        <table:table-row table:style-name="ro7">
          <table:table-cell/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.38" calcext:value-type="float">
            <text:p>3,38</text:p>
          </table:table-cell>
          <table:table-cell table:formula="of:=[.G13]/1000" office:value-type="float" office:value="202.597" calcext:value-type="float">
            <text:p>202,597</text:p>
          </table:table-cell>
          <table:table-cell office:value-type="float" office:value="202597" calcext:value-type="float">
            <text:p>202597</text:p>
          </table:table-cell>
          <table:table-cell office:value-type="float" office:value="10" calcext:value-type="float">
            <text:p>10</text:p>
          </table:table-cell>
          <table:table-cell table:formula="of:=[.G13]/[.H13]" office:value-type="float" office:value="20259.7" calcext:value-type="float">
            <text:p>20260</text:p>
          </table:table-cell>
          <table:table-cell table:formula="of:=[.F13]/[.H13]" office:value-type="float" office:value="20.2597" calcext:value-type="float">
            <text:p>20,260</text:p>
          </table:table-cell>
        </table:table-row>
        <table:table-row table:style-name="ro7">
          <table:table-cell/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.16" calcext:value-type="float">
            <text:p>6,16</text:p>
          </table:table-cell>
          <table:table-cell table:formula="of:=[.G14]/1000" office:value-type="float" office:value="369.463" calcext:value-type="float">
            <text:p>369,463</text:p>
          </table:table-cell>
          <table:table-cell office:value-type="float" office:value="369463" calcext:value-type="float">
            <text:p>369463</text:p>
          </table:table-cell>
          <table:table-cell office:value-type="float" office:value="18" calcext:value-type="float">
            <text:p>18</text:p>
          </table:table-cell>
          <table:table-cell table:formula="of:=[.G14]/[.H14]" office:value-type="float" office:value="20525.7222222222" calcext:value-type="float">
            <text:p>20526</text:p>
          </table:table-cell>
          <table:table-cell table:formula="of:=[.F14]/[.H14]" office:value-type="float" office:value="20.5257222222222" calcext:value-type="float">
            <text:p>20,526</text:p>
          </table:table-cell>
        </table:table-row>
        <table:table-row table:style-name="ro7">
          <table:table-cell/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.75" calcext:value-type="float">
            <text:p>7,75</text:p>
          </table:table-cell>
          <table:table-cell table:formula="of:=[.G15]/1000" office:value-type="float" office:value="465.263" calcext:value-type="float">
            <text:p>465,263</text:p>
          </table:table-cell>
          <table:table-cell office:value-type="float" office:value="465263" calcext:value-type="float">
            <text:p>465263</text:p>
          </table:table-cell>
          <table:table-cell office:value-type="float" office:value="22" calcext:value-type="float">
            <text:p>22</text:p>
          </table:table-cell>
          <table:table-cell table:formula="of:=[.G15]/[.H15]" office:value-type="float" office:value="21148.3181818182" calcext:value-type="float">
            <text:p>21148</text:p>
          </table:table-cell>
          <table:table-cell table:formula="of:=[.F15]/[.H15]" office:value-type="float" office:value="21.1483181818182" calcext:value-type="float">
            <text:p>21,148</text:p>
          </table:table-cell>
        </table:table-row>
        <table:table-row table:style-name="ro7">
          <table:table-cell/>
          <table:table-cell table:style-name="ce275" office:value-type="float" office:value="1000" calcext:value-type="float">
            <text:p>1000</text:p>
          </table:table-cell>
          <table:table-cell table:style-name="ce276" office:value-type="float" office:value="13" calcext:value-type="float">
            <text:p>13</text:p>
          </table:table-cell>
          <table:table-cell table:style-name="ce276" office:value-type="float" office:value="7" calcext:value-type="float">
            <text:p>7</text:p>
          </table:table-cell>
          <table:table-cell table:number-columns-repeated="6"/>
        </table:table-row>
        <table:table-row table:style-name="ro7">
          <table:table-cell/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.81" calcext:value-type="float">
            <text:p>7,81</text:p>
          </table:table-cell>
          <table:table-cell table:formula="of:=[.G17]/1000" office:value-type="float" office:value="468.667" calcext:value-type="float">
            <text:p>468,667</text:p>
          </table:table-cell>
          <table:table-cell office:value-type="float" office:value="468667" calcext:value-type="float">
            <text:p>468667</text:p>
          </table:table-cell>
          <table:table-cell office:value-type="float" office:value="23" calcext:value-type="float">
            <text:p>23</text:p>
          </table:table-cell>
          <table:table-cell table:formula="of:=[.G17]/[.H17]" office:value-type="float" office:value="20376.8260869565" calcext:value-type="float">
            <text:p>20377</text:p>
          </table:table-cell>
          <table:table-cell table:formula="of:=[.F17]/[.H17]" office:value-type="float" office:value="20.3768260869565" calcext:value-type="float">
            <text:p>20,377</text:p>
          </table:table-cell>
        </table:table-row>
        <table:table-row table:style-name="ro7">
          <table:table-cell/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.65" calcext:value-type="float">
            <text:p>15,65</text:p>
          </table:table-cell>
          <table:table-cell table:formula="of:=[.G18]/1000" office:value-type="float" office:value="938.895" calcext:value-type="float">
            <text:p>938,895</text:p>
          </table:table-cell>
          <table:table-cell office:value-type="float" office:value="938895" calcext:value-type="float">
            <text:p>938895</text:p>
          </table:table-cell>
          <table:table-cell office:value-type="float" office:value="44" calcext:value-type="float">
            <text:p>44</text:p>
          </table:table-cell>
          <table:table-cell table:formula="of:=[.G18]/[.H18]" office:value-type="float" office:value="21338.5227272727" calcext:value-type="float">
            <text:p>21339</text:p>
          </table:table-cell>
          <table:table-cell table:formula="of:=[.F18]/[.H18]" office:value-type="float" office:value="21.3385227272727" calcext:value-type="float">
            <text:p>21,339</text:p>
          </table:table-cell>
        </table:table-row>
        <table:table-row table:style-name="ro5" table:number-rows-repeated="3">
          <table:table-cell/>
          <table:table-cell table:style-name="Default" table:number-columns-repeated="9"/>
        </table:table-row>
        <table:table-row table:style-name="ro3">
          <table:table-cell/>
          <table:table-cell table:style-name="ce92" office:value-type="string" calcext:value-type="string" table:number-columns-spanned="8" table:number-rows-spanned="1">
            <text:p>Hadoop: 5-threshold, <text:s/>using Combiner</text:p>
          </table:table-cell>
          <table:covered-table-cell table:number-columns-repeated="7" table:style-name="ce92"/>
          <table:table-cell table:style-name="Default"/>
        </table:table-row>
        <table:table-row table:style-name="ro5">
          <table:table-cell/>
          <table:table-cell table:style-name="Default" table:number-columns-repeated="9"/>
        </table:table-row>
        <table:table-row table:style-name="ro7">
          <table:table-cell/>
          <table:table-cell table:style-name="ce273" office:value-type="string" calcext:value-type="string">
            <text:p>Samples</text:p>
          </table:table-cell>
          <table:table-cell office:value-type="string" calcext:value-type="string">
            <text:p>Clusters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Time (min)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Time (msec)</text:p>
          </table:table-cell>
          <table:table-cell office:value-type="string" calcext:value-type="string">
            <text:p>Iterations</text:p>
          </table:table-cell>
          <table:table-cell table:style-name="ce273" office:value-type="string" calcext:value-type="string">
            <text:p>Iteration mean time (msec)</text:p>
          </table:table-cell>
          <table:table-cell table:style-name="ce273" office:value-type="string" calcext:value-type="string">
            <text:p>Iteration mean time (sec)</text:p>
          </table:table-cell>
        </table:table-row>
        <table:table-row table:style-name="ro7">
          <table:table-cell table:number-columns-repeated="2"/>
          <table:table-cell table:style-name="ce274" table:number-columns-repeated="8"/>
        </table:table-row>
        <table:table-row table:style-name="ro7">
          <table:table-cell/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.96" calcext:value-type="float">
            <text:p>3,96</text:p>
          </table:table-cell>
          <table:table-cell table:formula="of:=[.G26]/1000" office:value-type="float" office:value="237.716" calcext:value-type="float">
            <text:p>237,716</text:p>
          </table:table-cell>
          <table:table-cell office:value-type="float" office:value="237716" calcext:value-type="float">
            <text:p>237716</text:p>
          </table:table-cell>
          <table:table-cell office:value-type="float" office:value="11" calcext:value-type="float">
            <text:p>11</text:p>
          </table:table-cell>
          <table:table-cell table:formula="of:=[.G26]/[.H26]" office:value-type="float" office:value="21610.5454545455" calcext:value-type="float">
            <text:p>21611</text:p>
          </table:table-cell>
          <table:table-cell table:formula="of:=[.F26]/[.H26]" office:value-type="float" office:value="21.6105454545455" calcext:value-type="float">
            <text:p>21,611</text:p>
          </table:table-cell>
        </table:table-row>
        <table:table-row table:style-name="ro7">
          <table:table-cell/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25" calcext:value-type="float">
            <text:p>7,25</text:p>
          </table:table-cell>
          <table:table-cell table:formula="of:=[.G27]/1000" office:value-type="float" office:value="435.251" calcext:value-type="float">
            <text:p>435,251</text:p>
          </table:table-cell>
          <table:table-cell office:value-type="float" office:value="435251" calcext:value-type="float">
            <text:p>435251</text:p>
          </table:table-cell>
          <table:table-cell office:value-type="float" office:value="20" calcext:value-type="float">
            <text:p>20</text:p>
          </table:table-cell>
          <table:table-cell table:formula="of:=[.G27]/[.H27]" office:value-type="float" office:value="21762.55" calcext:value-type="float">
            <text:p>21763</text:p>
          </table:table-cell>
          <table:table-cell table:formula="of:=[.F27]/[.H27]" office:value-type="float" office:value="21.76255" calcext:value-type="float">
            <text:p>21,763</text:p>
          </table:table-cell>
        </table:table-row>
        <table:table-row table:style-name="ro7">
          <table:table-cell/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.12" calcext:value-type="float">
            <text:p>21,12</text:p>
          </table:table-cell>
          <table:table-cell table:formula="of:=[.G28]/1000" office:value-type="float" office:value="1267.473" calcext:value-type="float">
            <text:p>1267,473</text:p>
          </table:table-cell>
          <table:table-cell office:value-type="float" office:value="1267473" calcext:value-type="float">
            <text:p>1267473</text:p>
          </table:table-cell>
          <table:table-cell office:value-type="float" office:value="57" calcext:value-type="float">
            <text:p>57</text:p>
          </table:table-cell>
          <table:table-cell table:formula="of:=[.G28]/[.H28]" office:value-type="float" office:value="22236.3684210526" calcext:value-type="float">
            <text:p>22236</text:p>
          </table:table-cell>
          <table:table-cell table:formula="of:=[.F28]/[.H28]" office:value-type="float" office:value="22.2363684210526" calcext:value-type="float">
            <text:p>22,236</text:p>
          </table:table-cell>
        </table:table-row>
        <table:table-row table:style-name="ro7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61" calcext:value-type="float">
            <text:p>3,61</text:p>
          </table:table-cell>
          <table:table-cell table:formula="of:=[.G29]/1000" office:value-type="float" office:value="216.65" calcext:value-type="float">
            <text:p>216,65</text:p>
          </table:table-cell>
          <table:table-cell office:value-type="float" office:value="216650" calcext:value-type="float">
            <text:p>216650</text:p>
          </table:table-cell>
          <table:table-cell office:value-type="float" office:value="10" calcext:value-type="float">
            <text:p>10</text:p>
          </table:table-cell>
          <table:table-cell table:formula="of:=[.G29]/[.H29]" office:value-type="float" office:value="21665" calcext:value-type="float">
            <text:p>21665</text:p>
          </table:table-cell>
          <table:table-cell table:formula="of:=[.F29]/[.H29]" office:value-type="float" office:value="21.665" calcext:value-type="float">
            <text:p>21,665</text:p>
          </table:table-cell>
        </table:table-row>
        <table:table-row table:style-name="ro7"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.12" calcext:value-type="float">
            <text:p>9,12</text:p>
          </table:table-cell>
          <table:table-cell table:formula="of:=[.G30]/1000" office:value-type="float" office:value="546.979" calcext:value-type="float">
            <text:p>546,979</text:p>
          </table:table-cell>
          <table:table-cell office:value-type="float" office:value="546979" calcext:value-type="float">
            <text:p>546979</text:p>
          </table:table-cell>
          <table:table-cell office:value-type="float" office:value="25" calcext:value-type="float">
            <text:p>25</text:p>
          </table:table-cell>
          <table:table-cell table:formula="of:=[.G30]/[.H30]" office:value-type="float" office:value="21879.16" calcext:value-type="float">
            <text:p>21879</text:p>
          </table:table-cell>
          <table:table-cell table:formula="of:=[.F30]/[.H30]" office:value-type="float" office:value="21.87916" calcext:value-type="float">
            <text:p>21,879</text:p>
          </table:table-cell>
        </table:table-row>
        <table:table-row table:style-name="ro7"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.86" calcext:value-type="float">
            <text:p>27,86</text:p>
          </table:table-cell>
          <table:table-cell table:formula="of:=[.G31]/1000" office:value-type="float" office:value="1671.549" calcext:value-type="float">
            <text:p>1671,549</text:p>
          </table:table-cell>
          <table:table-cell office:value-type="float" office:value="1671549" calcext:value-type="float">
            <text:p>1671549</text:p>
          </table:table-cell>
          <table:table-cell office:value-type="float" office:value="73" calcext:value-type="float">
            <text:p>73</text:p>
          </table:table-cell>
          <table:table-cell table:formula="of:=[.G31]/[.H31]" office:value-type="float" office:value="22897.9315068493" calcext:value-type="float">
            <text:p>22898</text:p>
          </table:table-cell>
          <table:table-cell table:formula="of:=[.F31]/[.H31]" office:value-type="float" office:value="22.8979315068493" calcext:value-type="float">
            <text:p>22,898</text:p>
          </table:table-cell>
        </table:table-row>
        <table:table-row table:style-name="ro7">
          <table:table-cell/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table:formula="of:=[.G32]/1000" office:value-type="float" office:value="150.745" calcext:value-type="float">
            <text:p>150,745</text:p>
          </table:table-cell>
          <table:table-cell office:value-type="float" office:value="150745" calcext:value-type="float">
            <text:p>150745</text:p>
          </table:table-cell>
          <table:table-cell office:value-type="float" office:value="7" calcext:value-type="float">
            <text:p>7</text:p>
          </table:table-cell>
          <table:table-cell table:formula="of:=[.G32]/[.H32]" office:value-type="float" office:value="21535" calcext:value-type="float">
            <text:p>21535</text:p>
          </table:table-cell>
          <table:table-cell table:formula="of:=[.F32]/[.H32]" office:value-type="float" office:value="21.535" calcext:value-type="float">
            <text:p>21,535</text:p>
          </table:table-cell>
        </table:table-row>
        <table:table-row table:style-name="ro7">
          <table:table-cell/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.57" calcext:value-type="float">
            <text:p>6,57</text:p>
          </table:table-cell>
          <table:table-cell table:formula="of:=[.G33]/1000" office:value-type="float" office:value="394.275" calcext:value-type="float">
            <text:p>394,275</text:p>
          </table:table-cell>
          <table:table-cell office:value-type="float" office:value="394275" calcext:value-type="float">
            <text:p>394275</text:p>
          </table:table-cell>
          <table:table-cell office:value-type="float" office:value="18" calcext:value-type="float">
            <text:p>18</text:p>
          </table:table-cell>
          <table:table-cell table:formula="of:=[.G33]/[.H33]" office:value-type="float" office:value="21904.1666666667" calcext:value-type="float">
            <text:p>21904</text:p>
          </table:table-cell>
          <table:table-cell table:formula="of:=[.F33]/[.H33]" office:value-type="float" office:value="21.9041666666667" calcext:value-type="float">
            <text:p>21,904</text:p>
          </table:table-cell>
        </table:table-row>
        <table:table-row table:style-name="ro7">
          <table:table-cell/>
          <table:table-cell table:style-name="ce275" office:value-type="float" office:value="100000" calcext:value-type="float">
            <text:p>100000</text:p>
          </table:table-cell>
          <table:table-cell table:style-name="ce276" office:value-type="float" office:value="13" calcext:value-type="float">
            <text:p>13</text:p>
          </table:table-cell>
          <table:table-cell table:style-name="ce276" office:value-type="float" office:value="3" calcext:value-type="float">
            <text:p>3</text:p>
          </table:table-cell>
          <table:table-cell table:number-columns-repeated="6"/>
        </table:table-row>
        <table:table-row table:style-name="ro7">
          <table:table-cell/>
          <table:table-cell table:style-name="ce275" office:value-type="float" office:value="1000" calcext:value-type="float">
            <text:p>1000</text:p>
          </table:table-cell>
          <table:table-cell table:style-name="ce276" office:value-type="float" office:value="13" calcext:value-type="float">
            <text:p>13</text:p>
          </table:table-cell>
          <table:table-cell table:style-name="ce276" office:value-type="float" office:value="7" calcext:value-type="float">
            <text:p>7</text:p>
          </table:table-cell>
          <table:table-cell table:number-columns-repeated="6"/>
        </table:table-row>
        <table:table-row table:style-name="ro7">
          <table:table-cell/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.04" calcext:value-type="float">
            <text:p>8,04</text:p>
          </table:table-cell>
          <table:table-cell table:formula="of:=[.G36]/1000" office:value-type="float" office:value="482.523" calcext:value-type="float">
            <text:p>482,523</text:p>
          </table:table-cell>
          <table:table-cell office:value-type="float" office:value="482523" calcext:value-type="float">
            <text:p>482523</text:p>
          </table:table-cell>
          <table:table-cell office:value-type="float" office:value="22" calcext:value-type="float">
            <text:p>22</text:p>
          </table:table-cell>
          <table:table-cell table:formula="of:=[.G36]/[.H36]" office:value-type="float" office:value="21932.8636363636" calcext:value-type="float">
            <text:p>21933</text:p>
          </table:table-cell>
          <table:table-cell table:formula="of:=[.F36]/[.H36]" office:value-type="float" office:value="21.9328636363636" calcext:value-type="float">
            <text:p>21,933</text:p>
          </table:table-cell>
        </table:table-row>
        <table:table-row table:style-name="ro7">
          <table:table-cell/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81" calcext:value-type="float">
            <text:p>14,81</text:p>
          </table:table-cell>
          <table:table-cell table:formula="of:=[.G37]/1000" office:value-type="float" office:value="888.659" calcext:value-type="float">
            <text:p>888,659</text:p>
          </table:table-cell>
          <table:table-cell office:value-type="float" office:value="888659" calcext:value-type="float">
            <text:p>888659</text:p>
          </table:table-cell>
          <table:table-cell office:value-type="float" office:value="39" calcext:value-type="float">
            <text:p>39</text:p>
          </table:table-cell>
          <table:table-cell table:formula="of:=[.G37]/[.H37]" office:value-type="float" office:value="22786.1282051282" calcext:value-type="float">
            <text:p>22786</text:p>
          </table:table-cell>
          <table:table-cell table:formula="of:=[.F37]/[.H37]" office:value-type="float" office:value="22.7861282051282" calcext:value-type="float">
            <text:p>22,786</text:p>
          </table:table-cell>
        </table:table-row>
      </table:table>
      <table:table table:name="Had5-Had0.5" table:style-name="ta1">
        <table:table-column table:style-name="co8" table:default-cell-style-name="ce279"/>
        <table:table-column table:style-name="co12" table:default-cell-style-name="ce279"/>
        <table:table-column table:style-name="co10" table:default-cell-style-name="ce279"/>
        <table:table-column table:style-name="co13" table:default-cell-style-name="ce279"/>
        <table:table-column table:style-name="co14" table:default-cell-style-name="ce279"/>
        <table:table-column table:style-name="co15" table:default-cell-style-name="ce279"/>
        <table:table-column table:style-name="co16" table:default-cell-style-name="ce279"/>
        <table:table-column table:style-name="co6" table:default-cell-style-name="ce279"/>
        <table:table-column table:style-name="co17" table:default-cell-style-name="ce279"/>
        <table:table-column table:style-name="co18" table:default-cell-style-name="ce279"/>
        <table:table-column table:style-name="co8" table:number-columns-repeated="54" table:default-cell-style-name="ce279"/>
        <table:table-row table:style-name="ro5">
          <table:table-cell table:number-columns-repeated="64"/>
        </table:table-row>
        <table:table-row table:style-name="ro3">
          <table:table-cell/>
          <table:table-cell table:style-name="ce92" office:value-type="string" calcext:value-type="string" table:number-columns-spanned="8" table:number-rows-spanned="1">
            <text:p>Hadoop: 5-threshold, using Combiner</text:p>
          </table:table-cell>
          <table:covered-table-cell table:number-columns-repeated="7" table:style-name="ce92"/>
          <table:table-cell table:number-columns-repeated="55"/>
        </table:table-row>
        <table:table-row table:style-name="ro5">
          <table:table-cell table:number-columns-repeated="64"/>
        </table:table-row>
        <table:table-row table:style-name="ro7">
          <table:table-cell/>
          <table:table-cell table:style-name="ce273" office:value-type="string" calcext:value-type="string">
            <text:p>Samples</text:p>
          </table:table-cell>
          <table:table-cell table:style-name="ce273" office:value-type="string" calcext:value-type="string">
            <text:p>Clusters</text:p>
          </table:table-cell>
          <table:table-cell table:style-name="ce273" office:value-type="string" calcext:value-type="string">
            <text:p>Dimensions</text:p>
          </table:table-cell>
          <table:table-cell table:style-name="ce273" office:value-type="string" calcext:value-type="string">
            <text:p>Time (min)</text:p>
          </table:table-cell>
          <table:table-cell table:style-name="ce273" office:value-type="string" calcext:value-type="string">
            <text:p>Time (sec)</text:p>
          </table:table-cell>
          <table:table-cell table:style-name="ce273" office:value-type="string" calcext:value-type="string">
            <text:p>Time (msec)</text:p>
          </table:table-cell>
          <table:table-cell table:style-name="ce273" office:value-type="string" calcext:value-type="string">
            <text:p>Iterations</text:p>
          </table:table-cell>
          <table:table-cell table:style-name="ce273" office:value-type="string" calcext:value-type="string">
            <text:p>Iteration mean time (msec)</text:p>
          </table:table-cell>
          <table:table-cell table:style-name="ce273" office:value-type="string" calcext:value-type="string">
            <text:p>Iteration mean time (sec)</text:p>
          </table:table-cell>
          <table:table-cell table:number-columns-repeated="54"/>
        </table:table-row>
        <table:table-row table:style-name="ro5">
          <table:table-cell table:number-columns-repeated="64"/>
        </table:table-row>
        <table:table-row table:style-name="ro7">
          <table:table-cell/>
          <table:table-cell table:style-name="ce280" office:value-type="float" office:value="1000" calcext:value-type="float">
            <text:p>1000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3" calcext:value-type="float">
            <text:p>3</text:p>
          </table:table-cell>
          <table:table-cell table:style-name="ce273" office:value-type="float" office:value="3.96" calcext:value-type="float">
            <text:p>3,96</text:p>
          </table:table-cell>
          <table:table-cell table:style-name="ce273" table:formula="of:=[.G6]/1000" office:value-type="float" office:value="237.716" calcext:value-type="float">
            <text:p>237,716</text:p>
          </table:table-cell>
          <table:table-cell table:style-name="ce273" office:value-type="float" office:value="237716" calcext:value-type="float">
            <text:p>237716</text:p>
          </table:table-cell>
          <table:table-cell table:style-name="ce273" office:value-type="float" office:value="11" calcext:value-type="float">
            <text:p>11</text:p>
          </table:table-cell>
          <table:table-cell table:style-name="ce277" table:formula="of:=[.G6]/[.H6]" office:value-type="float" office:value="21610.5454545455" calcext:value-type="float">
            <text:p>21611</text:p>
          </table:table-cell>
          <table:table-cell table:style-name="ce285" table:formula="of:=[.I6]/1000" office:value-type="float" office:value="21.6105454545455" calcext:value-type="float">
            <text:p>21,611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" calcext:value-type="float">
            <text:p>10000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3" calcext:value-type="float">
            <text:p>3</text:p>
          </table:table-cell>
          <table:table-cell table:style-name="ce273" office:value-type="float" office:value="7.25" calcext:value-type="float">
            <text:p>7,25</text:p>
          </table:table-cell>
          <table:table-cell table:style-name="ce273" table:formula="of:=[.G7]/1000" office:value-type="float" office:value="435.251" calcext:value-type="float">
            <text:p>435,251</text:p>
          </table:table-cell>
          <table:table-cell table:style-name="ce273" office:value-type="float" office:value="435251" calcext:value-type="float">
            <text:p>435251</text:p>
          </table:table-cell>
          <table:table-cell table:style-name="ce273" office:value-type="float" office:value="20" calcext:value-type="float">
            <text:p>20</text:p>
          </table:table-cell>
          <table:table-cell table:style-name="ce277" table:formula="of:=[.G7]/[.H7]" office:value-type="float" office:value="21762.55" calcext:value-type="float">
            <text:p>21763</text:p>
          </table:table-cell>
          <table:table-cell table:style-name="ce285" table:formula="of:=[.I7]/1000" office:value-type="float" office:value="21.76255" calcext:value-type="float">
            <text:p>21,763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0" calcext:value-type="float">
            <text:p>100000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3" calcext:value-type="float">
            <text:p>3</text:p>
          </table:table-cell>
          <table:table-cell table:style-name="ce273" office:value-type="float" office:value="21.12" calcext:value-type="float">
            <text:p>21,12</text:p>
          </table:table-cell>
          <table:table-cell table:style-name="ce273" table:formula="of:=[.G8]/1000" office:value-type="float" office:value="1267.473" calcext:value-type="float">
            <text:p>1267,473</text:p>
          </table:table-cell>
          <table:table-cell table:style-name="ce273" office:value-type="float" office:value="1267473" calcext:value-type="float">
            <text:p>1267473</text:p>
          </table:table-cell>
          <table:table-cell table:style-name="ce273" office:value-type="float" office:value="57" calcext:value-type="float">
            <text:p>57</text:p>
          </table:table-cell>
          <table:table-cell table:style-name="ce277" table:formula="of:=[.G8]/[.H8]" office:value-type="float" office:value="22236.3684210526" calcext:value-type="float">
            <text:p>22236</text:p>
          </table:table-cell>
          <table:table-cell table:style-name="ce285" table:formula="of:=[.I8]/1000" office:value-type="float" office:value="22.2363684210526" calcext:value-type="float">
            <text:p>22,236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" calcext:value-type="float">
            <text:p>1000</text:p>
          </table:table-cell>
          <table:table-cell table:number-columns-repeated="2" table:style-name="ce273" office:value-type="float" office:value="7" calcext:value-type="float">
            <text:p>7</text:p>
          </table:table-cell>
          <table:table-cell table:style-name="ce273" office:value-type="float" office:value="3.61" calcext:value-type="float">
            <text:p>3,61</text:p>
          </table:table-cell>
          <table:table-cell table:style-name="ce273" table:formula="of:=[.G9]/1000" office:value-type="float" office:value="216.65" calcext:value-type="float">
            <text:p>216,65</text:p>
          </table:table-cell>
          <table:table-cell table:style-name="ce273" office:value-type="float" office:value="216650" calcext:value-type="float">
            <text:p>216650</text:p>
          </table:table-cell>
          <table:table-cell table:style-name="ce273" office:value-type="float" office:value="10" calcext:value-type="float">
            <text:p>10</text:p>
          </table:table-cell>
          <table:table-cell table:style-name="ce277" table:formula="of:=[.G9]/[.H9]" office:value-type="float" office:value="21665" calcext:value-type="float">
            <text:p>21665</text:p>
          </table:table-cell>
          <table:table-cell table:style-name="ce285" table:formula="of:=[.I9]/1000" office:value-type="float" office:value="21.665" calcext:value-type="float">
            <text:p>21,665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" calcext:value-type="float">
            <text:p>10000</text:p>
          </table:table-cell>
          <table:table-cell table:number-columns-repeated="2" table:style-name="ce273" office:value-type="float" office:value="7" calcext:value-type="float">
            <text:p>7</text:p>
          </table:table-cell>
          <table:table-cell table:style-name="ce273" office:value-type="float" office:value="9.12" calcext:value-type="float">
            <text:p>9,12</text:p>
          </table:table-cell>
          <table:table-cell table:style-name="ce273" table:formula="of:=[.G10]/1000" office:value-type="float" office:value="546.979" calcext:value-type="float">
            <text:p>546,979</text:p>
          </table:table-cell>
          <table:table-cell table:style-name="ce273" office:value-type="float" office:value="546979" calcext:value-type="float">
            <text:p>546979</text:p>
          </table:table-cell>
          <table:table-cell table:style-name="ce273" office:value-type="float" office:value="25" calcext:value-type="float">
            <text:p>25</text:p>
          </table:table-cell>
          <table:table-cell table:style-name="ce277" table:formula="of:=[.G10]/[.H10]" office:value-type="float" office:value="21879.16" calcext:value-type="float">
            <text:p>21879</text:p>
          </table:table-cell>
          <table:table-cell table:style-name="ce285" table:formula="of:=[.I10]/1000" office:value-type="float" office:value="21.87916" calcext:value-type="float">
            <text:p>21,879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0" calcext:value-type="float">
            <text:p>100000</text:p>
          </table:table-cell>
          <table:table-cell table:number-columns-repeated="2" table:style-name="ce273" office:value-type="float" office:value="7" calcext:value-type="float">
            <text:p>7</text:p>
          </table:table-cell>
          <table:table-cell table:style-name="ce273" office:value-type="float" office:value="27.86" calcext:value-type="float">
            <text:p>27,86</text:p>
          </table:table-cell>
          <table:table-cell table:style-name="ce273" table:formula="of:=[.G11]/1000" office:value-type="float" office:value="1671.549" calcext:value-type="float">
            <text:p>1671,549</text:p>
          </table:table-cell>
          <table:table-cell table:style-name="ce273" office:value-type="float" office:value="1671549" calcext:value-type="float">
            <text:p>1671549</text:p>
          </table:table-cell>
          <table:table-cell table:style-name="ce273" office:value-type="float" office:value="73" calcext:value-type="float">
            <text:p>73</text:p>
          </table:table-cell>
          <table:table-cell table:style-name="ce277" table:formula="of:=[.G11]/[.H11]" office:value-type="float" office:value="22897.9315068493" calcext:value-type="float">
            <text:p>22898</text:p>
          </table:table-cell>
          <table:table-cell table:style-name="ce285" table:formula="of:=[.I11]/1000" office:value-type="float" office:value="22.8979315068493" calcext:value-type="float">
            <text:p>22,898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" calcext:value-type="float">
            <text:p>1000</text:p>
          </table:table-cell>
          <table:table-cell table:style-name="ce273" office:value-type="float" office:value="13" calcext:value-type="float">
            <text:p>13</text:p>
          </table:table-cell>
          <table:table-cell table:style-name="ce273" office:value-type="float" office:value="3" calcext:value-type="float">
            <text:p>3</text:p>
          </table:table-cell>
          <table:table-cell table:style-name="ce273" office:value-type="float" office:value="2.5" calcext:value-type="float">
            <text:p>2,5</text:p>
          </table:table-cell>
          <table:table-cell table:style-name="ce273" table:formula="of:=[.G12]/1000" office:value-type="float" office:value="150.745" calcext:value-type="float">
            <text:p>150,745</text:p>
          </table:table-cell>
          <table:table-cell table:style-name="ce273" office:value-type="float" office:value="150745" calcext:value-type="float">
            <text:p>150745</text:p>
          </table:table-cell>
          <table:table-cell table:style-name="ce273" office:value-type="float" office:value="7" calcext:value-type="float">
            <text:p>7</text:p>
          </table:table-cell>
          <table:table-cell table:style-name="ce277" table:formula="of:=[.G12]/[.H12]" office:value-type="float" office:value="21535" calcext:value-type="float">
            <text:p>21535</text:p>
          </table:table-cell>
          <table:table-cell table:style-name="ce285" table:formula="of:=[.I12]/1000" office:value-type="float" office:value="21.535" calcext:value-type="float">
            <text:p>21,535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" calcext:value-type="float">
            <text:p>10000</text:p>
          </table:table-cell>
          <table:table-cell table:style-name="ce273" office:value-type="float" office:value="13" calcext:value-type="float">
            <text:p>13</text:p>
          </table:table-cell>
          <table:table-cell table:style-name="ce273" office:value-type="float" office:value="3" calcext:value-type="float">
            <text:p>3</text:p>
          </table:table-cell>
          <table:table-cell table:style-name="ce273" office:value-type="float" office:value="6.57" calcext:value-type="float">
            <text:p>6,57</text:p>
          </table:table-cell>
          <table:table-cell table:style-name="ce273" table:formula="of:=[.G13]/1000" office:value-type="float" office:value="394.275" calcext:value-type="float">
            <text:p>394,275</text:p>
          </table:table-cell>
          <table:table-cell table:style-name="ce273" office:value-type="float" office:value="394275" calcext:value-type="float">
            <text:p>394275</text:p>
          </table:table-cell>
          <table:table-cell table:style-name="ce273" office:value-type="float" office:value="18" calcext:value-type="float">
            <text:p>18</text:p>
          </table:table-cell>
          <table:table-cell table:style-name="ce277" table:formula="of:=[.G13]/[.H13]" office:value-type="float" office:value="21904.1666666667" calcext:value-type="float">
            <text:p>21904</text:p>
          </table:table-cell>
          <table:table-cell table:style-name="ce285" table:formula="of:=[.I13]/1000" office:value-type="float" office:value="21.9041666666667" calcext:value-type="float">
            <text:p>21,904</text:p>
          </table:table-cell>
          <table:table-cell table:number-columns-repeated="54"/>
        </table:table-row>
        <table:table-row table:style-name="ro7">
          <table:table-cell/>
          <table:table-cell table:style-name="ce281" office:value-type="float" office:value="100000" calcext:value-type="float">
            <text:p>100000</text:p>
          </table:table-cell>
          <table:table-cell table:style-name="ce276" office:value-type="float" office:value="13" calcext:value-type="float">
            <text:p>13</text:p>
          </table:table-cell>
          <table:table-cell table:style-name="ce276" office:value-type="float" office:value="3" calcext:value-type="float">
            <text:p>3</text:p>
          </table:table-cell>
          <table:table-cell table:style-name="ce273" table:number-columns-repeated="4"/>
          <table:table-cell table:style-name="ce277"/>
          <table:table-cell table:style-name="ce285" table:formula="of:=[.I14]/1000" office:value-type="float" office:value="0" calcext:value-type="float">
            <text:p>0,000</text:p>
          </table:table-cell>
          <table:table-cell table:number-columns-repeated="54"/>
        </table:table-row>
        <table:table-row table:style-name="ro7">
          <table:table-cell/>
          <table:table-cell table:style-name="ce281" office:value-type="float" office:value="1000" calcext:value-type="float">
            <text:p>1000</text:p>
          </table:table-cell>
          <table:table-cell table:style-name="ce276" office:value-type="float" office:value="13" calcext:value-type="float">
            <text:p>13</text:p>
          </table:table-cell>
          <table:table-cell table:style-name="ce276" office:value-type="float" office:value="7" calcext:value-type="float">
            <text:p>7</text:p>
          </table:table-cell>
          <table:table-cell table:style-name="ce273" table:number-columns-repeated="4"/>
          <table:table-cell table:style-name="ce277"/>
          <table:table-cell table:style-name="ce285" table:formula="of:=[.I15]/1000" office:value-type="float" office:value="0" calcext:value-type="float">
            <text:p>0,000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" calcext:value-type="float">
            <text:p>10000</text:p>
          </table:table-cell>
          <table:table-cell table:style-name="ce273" office:value-type="float" office:value="13" calcext:value-type="float">
            <text:p>13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.04" calcext:value-type="float">
            <text:p>8,04</text:p>
          </table:table-cell>
          <table:table-cell table:style-name="ce273" table:formula="of:=[.G16]/1000" office:value-type="float" office:value="482.523" calcext:value-type="float">
            <text:p>482,523</text:p>
          </table:table-cell>
          <table:table-cell table:style-name="ce273" office:value-type="float" office:value="482523" calcext:value-type="float">
            <text:p>482523</text:p>
          </table:table-cell>
          <table:table-cell table:style-name="ce273" office:value-type="float" office:value="22" calcext:value-type="float">
            <text:p>22</text:p>
          </table:table-cell>
          <table:table-cell table:style-name="ce277" table:formula="of:=[.G16]/[.H16]" office:value-type="float" office:value="21932.8636363636" calcext:value-type="float">
            <text:p>21933</text:p>
          </table:table-cell>
          <table:table-cell table:style-name="ce285" table:formula="of:=[.I16]/1000" office:value-type="float" office:value="21.9328636363636" calcext:value-type="float">
            <text:p>21,933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0" calcext:value-type="float">
            <text:p>100000</text:p>
          </table:table-cell>
          <table:table-cell table:style-name="ce273" office:value-type="float" office:value="13" calcext:value-type="float">
            <text:p>13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14.81" calcext:value-type="float">
            <text:p>14,81</text:p>
          </table:table-cell>
          <table:table-cell table:style-name="ce273" table:formula="of:=[.G17]/1000" office:value-type="float" office:value="888.659" calcext:value-type="float">
            <text:p>888,659</text:p>
          </table:table-cell>
          <table:table-cell table:style-name="ce273" office:value-type="float" office:value="888659" calcext:value-type="float">
            <text:p>888659</text:p>
          </table:table-cell>
          <table:table-cell table:style-name="ce273" office:value-type="float" office:value="39" calcext:value-type="float">
            <text:p>39</text:p>
          </table:table-cell>
          <table:table-cell table:style-name="ce277" table:formula="of:=[.G17]/[.H17]" office:value-type="float" office:value="22786.1282051282" calcext:value-type="float">
            <text:p>22786</text:p>
          </table:table-cell>
          <table:table-cell table:style-name="ce285" table:formula="of:=[.I17]/1000" office:value-type="float" office:value="22.7861282051282" calcext:value-type="float">
            <text:p>22,786</text:p>
          </table:table-cell>
          <table:table-cell table:number-columns-repeated="54"/>
        </table:table-row>
        <table:table-row table:style-name="ro5" table:number-rows-repeated="3">
          <table:table-cell table:number-columns-repeated="64"/>
        </table:table-row>
        <table:table-row table:style-name="ro3">
          <table:table-cell/>
          <table:table-cell table:style-name="ce92" office:value-type="string" calcext:value-type="string" table:number-columns-spanned="8" table:number-rows-spanned="1">
            <text:p>Hadoop: 0.5-threshold, using Combiner</text:p>
          </table:table-cell>
          <table:covered-table-cell table:number-columns-repeated="7" table:style-name="ce92"/>
          <table:table-cell table:number-columns-repeated="55"/>
        </table:table-row>
        <table:table-row table:style-name="ro5">
          <table:table-cell table:number-columns-repeated="64"/>
        </table:table-row>
        <table:table-row table:style-name="ro7">
          <table:table-cell/>
          <table:table-cell table:style-name="ce273" office:value-type="string" calcext:value-type="string">
            <text:p>Samples</text:p>
          </table:table-cell>
          <table:table-cell table:style-name="ce273" office:value-type="string" calcext:value-type="string">
            <text:p>Clusters</text:p>
          </table:table-cell>
          <table:table-cell table:style-name="ce273" office:value-type="string" calcext:value-type="string">
            <text:p>Dimensions</text:p>
          </table:table-cell>
          <table:table-cell table:style-name="ce273" office:value-type="string" calcext:value-type="string">
            <text:p>Time (min)</text:p>
          </table:table-cell>
          <table:table-cell table:style-name="ce273" office:value-type="string" calcext:value-type="string">
            <text:p>Time (sec)</text:p>
          </table:table-cell>
          <table:table-cell table:style-name="ce273" office:value-type="string" calcext:value-type="string">
            <text:p>Time (msec)</text:p>
          </table:table-cell>
          <table:table-cell table:style-name="ce273" office:value-type="string" calcext:value-type="string">
            <text:p>Iterations</text:p>
          </table:table-cell>
          <table:table-cell table:style-name="ce273" office:value-type="string" calcext:value-type="string">
            <text:p>Iteration mean time (msec)</text:p>
          </table:table-cell>
          <table:table-cell table:style-name="ce273" office:value-type="string" calcext:value-type="string">
            <text:p>Iteration mean time (sec)</text:p>
          </table:table-cell>
          <table:table-cell table:number-columns-repeated="54"/>
        </table:table-row>
        <table:table-row table:style-name="ro5">
          <table:table-cell/>
          <table:table-cell table:style-name="ce282" table:number-columns-repeated="8"/>
          <table:table-cell table:number-columns-repeated="55"/>
        </table:table-row>
        <table:table-row table:style-name="ro7">
          <table:table-cell/>
          <table:table-cell table:style-name="ce280" office:value-type="float" office:value="1000" calcext:value-type="float">
            <text:p>1000</text:p>
          </table:table-cell>
          <table:table-cell table:style-name="ce280" office:value-type="float" office:value="7" calcext:value-type="float">
            <text:p>7</text:p>
          </table:table-cell>
          <table:table-cell table:style-name="ce280" office:value-type="float" office:value="3" calcext:value-type="float">
            <text:p>3</text:p>
          </table:table-cell>
          <table:table-cell table:style-name="ce283" table:formula="of:= [.G25]/60000" office:value-type="float" office:value="6.20438333333333" calcext:value-type="float">
            <text:p>6,20</text:p>
          </table:table-cell>
          <table:table-cell table:style-name="ce280" table:formula="of:=[.G25]/1000" office:value-type="float" office:value="372.263" calcext:value-type="float">
            <text:p>372,263</text:p>
          </table:table-cell>
          <table:table-cell table:style-name="ce280" office:value-type="float" office:value="372263" calcext:value-type="float">
            <text:p>372263</text:p>
          </table:table-cell>
          <table:table-cell table:style-name="ce280" office:value-type="float" office:value="17" calcext:value-type="float">
            <text:p>17</text:p>
          </table:table-cell>
          <table:table-cell table:style-name="ce284" table:formula="of:=[.G25]/[.H25]" office:value-type="float" office:value="21897.8235294118" calcext:value-type="float">
            <text:p>21898</text:p>
          </table:table-cell>
          <table:table-cell table:style-name="ce285" table:formula="of:=[.I25]/1000" office:value-type="float" office:value="21.8978235294118" calcext:value-type="float">
            <text:p>21,898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" calcext:value-type="float">
            <text:p>10000</text:p>
          </table:table-cell>
          <table:table-cell table:style-name="ce280" office:value-type="float" office:value="7" calcext:value-type="float">
            <text:p>7</text:p>
          </table:table-cell>
          <table:table-cell table:style-name="ce280" office:value-type="float" office:value="3" calcext:value-type="float">
            <text:p>3</text:p>
          </table:table-cell>
          <table:table-cell table:style-name="ce283" table:formula="of:= [.G26]/60000" office:value-type="float" office:value="1.04455" calcext:value-type="float">
            <text:p>1,04</text:p>
          </table:table-cell>
          <table:table-cell table:style-name="ce280" table:formula="of:=[.G26]/1000" office:value-type="float" office:value="62.673" calcext:value-type="float">
            <text:p>62,673</text:p>
          </table:table-cell>
          <table:table-cell table:style-name="ce280" office:value-type="float" office:value="62673" calcext:value-type="float">
            <text:p>62673</text:p>
          </table:table-cell>
          <table:table-cell table:style-name="ce280" office:value-type="float" office:value="3" calcext:value-type="float">
            <text:p>3</text:p>
          </table:table-cell>
          <table:table-cell table:style-name="ce284" table:formula="of:=[.G26]/[.H26]" office:value-type="float" office:value="20891" calcext:value-type="float">
            <text:p>20891</text:p>
          </table:table-cell>
          <table:table-cell table:style-name="ce285" table:formula="of:=[.I26]/1000" office:value-type="float" office:value="20.891" calcext:value-type="float">
            <text:p>20,891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0" calcext:value-type="float">
            <text:p>100000</text:p>
          </table:table-cell>
          <table:table-cell table:style-name="ce280" office:value-type="float" office:value="7" calcext:value-type="float">
            <text:p>7</text:p>
          </table:table-cell>
          <table:table-cell table:style-name="ce280" office:value-type="float" office:value="3" calcext:value-type="float">
            <text:p>3</text:p>
          </table:table-cell>
          <table:table-cell table:style-name="ce283" table:formula="of:= [.G27]/60000" office:value-type="float" office:value="20.9650166666667" calcext:value-type="float">
            <text:p>20,97</text:p>
          </table:table-cell>
          <table:table-cell table:style-name="ce280" table:formula="of:=[.G27]/1000" office:value-type="float" office:value="1257.901" calcext:value-type="float">
            <text:p>1257,901</text:p>
          </table:table-cell>
          <table:table-cell table:style-name="ce280" office:value-type="float" office:value="1257901" calcext:value-type="float">
            <text:p>1257901</text:p>
          </table:table-cell>
          <table:table-cell table:style-name="ce280" office:value-type="float" office:value="57" calcext:value-type="float">
            <text:p>57</text:p>
          </table:table-cell>
          <table:table-cell table:style-name="ce284" table:formula="of:=[.G27]/[.H27]" office:value-type="float" office:value="22068.4385964912" calcext:value-type="float">
            <text:p>22068</text:p>
          </table:table-cell>
          <table:table-cell table:style-name="ce285" table:formula="of:=[.I27]/1000" office:value-type="float" office:value="22.0684385964912" calcext:value-type="float">
            <text:p>22,068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" calcext:value-type="float">
            <text:p>1000</text:p>
          </table:table-cell>
          <table:table-cell table:number-columns-repeated="2" table:style-name="ce280" office:value-type="float" office:value="7" calcext:value-type="float">
            <text:p>7</text:p>
          </table:table-cell>
          <table:table-cell table:style-name="ce283" table:formula="of:= [.G28]/60000" office:value-type="float" office:value="3.25513333333333" calcext:value-type="float">
            <text:p>3,26</text:p>
          </table:table-cell>
          <table:table-cell table:style-name="ce280" table:formula="of:=[.G28]/1000" office:value-type="float" office:value="195.308" calcext:value-type="float">
            <text:p>195,308</text:p>
          </table:table-cell>
          <table:table-cell table:style-name="ce280" office:value-type="float" office:value="195308" calcext:value-type="float">
            <text:p>195308</text:p>
          </table:table-cell>
          <table:table-cell table:style-name="ce280" office:value-type="float" office:value="9" calcext:value-type="float">
            <text:p>9</text:p>
          </table:table-cell>
          <table:table-cell table:style-name="ce284" table:formula="of:=[.G28]/[.H28]" office:value-type="float" office:value="21700.8888888889" calcext:value-type="float">
            <text:p>21701</text:p>
          </table:table-cell>
          <table:table-cell table:style-name="ce285" table:formula="of:=[.I28]/1000" office:value-type="float" office:value="21.7008888888889" calcext:value-type="float">
            <text:p>21,701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" calcext:value-type="float">
            <text:p>10000</text:p>
          </table:table-cell>
          <table:table-cell table:number-columns-repeated="2" table:style-name="ce280" office:value-type="float" office:value="7" calcext:value-type="float">
            <text:p>7</text:p>
          </table:table-cell>
          <table:table-cell table:style-name="ce283" table:formula="of:= [.G29]/60000" office:value-type="float" office:value="1.07451666666667" calcext:value-type="float">
            <text:p>1,07</text:p>
          </table:table-cell>
          <table:table-cell table:style-name="ce280" table:formula="of:=[.G29]/1000" office:value-type="float" office:value="64.471" calcext:value-type="float">
            <text:p>64,471</text:p>
          </table:table-cell>
          <table:table-cell table:style-name="ce280" office:value-type="float" office:value="64471" calcext:value-type="float">
            <text:p>64471</text:p>
          </table:table-cell>
          <table:table-cell table:style-name="ce280" office:value-type="float" office:value="3" calcext:value-type="float">
            <text:p>3</text:p>
          </table:table-cell>
          <table:table-cell table:style-name="ce284" table:formula="of:=[.G29]/[.H29]" office:value-type="float" office:value="21490.3333333333" calcext:value-type="float">
            <text:p>21490</text:p>
          </table:table-cell>
          <table:table-cell table:style-name="ce285" table:formula="of:=[.I29]/1000" office:value-type="float" office:value="21.4903333333333" calcext:value-type="float">
            <text:p>21,490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0" calcext:value-type="float">
            <text:p>100000</text:p>
          </table:table-cell>
          <table:table-cell table:number-columns-repeated="2" table:style-name="ce280" office:value-type="float" office:value="7" calcext:value-type="float">
            <text:p>7</text:p>
          </table:table-cell>
          <table:table-cell table:style-name="ce283" table:formula="of:= [.G30]/60000" office:value-type="float" office:value="32.5092166666667" calcext:value-type="float">
            <text:p>32,51</text:p>
          </table:table-cell>
          <table:table-cell table:style-name="ce280" table:formula="of:=[.G30]/1000" office:value-type="float" office:value="1950.553" calcext:value-type="float">
            <text:p>1950,553</text:p>
          </table:table-cell>
          <table:table-cell table:style-name="ce280" office:value-type="float" office:value="1950553" calcext:value-type="float">
            <text:p>1950553</text:p>
          </table:table-cell>
          <table:table-cell table:style-name="ce280" office:value-type="float" office:value="85" calcext:value-type="float">
            <text:p>85</text:p>
          </table:table-cell>
          <table:table-cell table:style-name="ce284" table:formula="of:=[.G30]/[.H30]" office:value-type="float" office:value="22947.6823529412" calcext:value-type="float">
            <text:p>22948</text:p>
          </table:table-cell>
          <table:table-cell table:style-name="ce285" table:formula="of:=[.I30]/1000" office:value-type="float" office:value="22.9476823529412" calcext:value-type="float">
            <text:p>22,948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" calcext:value-type="float">
            <text:p>1000</text:p>
          </table:table-cell>
          <table:table-cell table:style-name="ce280" office:value-type="float" office:value="13" calcext:value-type="float">
            <text:p>13</text:p>
          </table:table-cell>
          <table:table-cell table:style-name="ce280" office:value-type="float" office:value="3" calcext:value-type="float">
            <text:p>3</text:p>
          </table:table-cell>
          <table:table-cell table:style-name="ce283" table:formula="of:= [.G31]/60000" office:value-type="float" office:value="2.88861666666667" calcext:value-type="float">
            <text:p>2,89</text:p>
          </table:table-cell>
          <table:table-cell table:style-name="ce280" table:formula="of:=[.G31]/1000" office:value-type="float" office:value="173.317" calcext:value-type="float">
            <text:p>173,317</text:p>
          </table:table-cell>
          <table:table-cell table:style-name="ce280" office:value-type="float" office:value="173317" calcext:value-type="float">
            <text:p>173317</text:p>
          </table:table-cell>
          <table:table-cell table:style-name="ce280" office:value-type="float" office:value="8" calcext:value-type="float">
            <text:p>8</text:p>
          </table:table-cell>
          <table:table-cell table:style-name="ce284" table:formula="of:=[.G31]/[.H31]" office:value-type="float" office:value="21664.625" calcext:value-type="float">
            <text:p>21665</text:p>
          </table:table-cell>
          <table:table-cell table:style-name="ce285" table:formula="of:=[.I31]/1000" office:value-type="float" office:value="21.664625" calcext:value-type="float">
            <text:p>21,665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" calcext:value-type="float">
            <text:p>10000</text:p>
          </table:table-cell>
          <table:table-cell table:style-name="ce280" office:value-type="float" office:value="13" calcext:value-type="float">
            <text:p>13</text:p>
          </table:table-cell>
          <table:table-cell table:style-name="ce280" office:value-type="float" office:value="3" calcext:value-type="float">
            <text:p>3</text:p>
          </table:table-cell>
          <table:table-cell table:style-name="ce283" table:formula="of:= [.G32]/60000" office:value-type="float" office:value="11.3088833333333" calcext:value-type="float">
            <text:p>11,31</text:p>
          </table:table-cell>
          <table:table-cell table:style-name="ce280" table:formula="of:=[.G32]/1000" office:value-type="float" office:value="678.533" calcext:value-type="float">
            <text:p>678,533</text:p>
          </table:table-cell>
          <table:table-cell table:style-name="ce280" office:value-type="float" office:value="678533" calcext:value-type="float">
            <text:p>678533</text:p>
          </table:table-cell>
          <table:table-cell table:style-name="ce280" office:value-type="float" office:value="31" calcext:value-type="float">
            <text:p>31</text:p>
          </table:table-cell>
          <table:table-cell table:style-name="ce284" table:formula="of:=[.G32]/[.H32]" office:value-type="float" office:value="21888.1612903226" calcext:value-type="float">
            <text:p>21888</text:p>
          </table:table-cell>
          <table:table-cell table:style-name="ce285" table:formula="of:=[.I32]/1000" office:value-type="float" office:value="21.8881612903226" calcext:value-type="float">
            <text:p>21,888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0" calcext:value-type="float">
            <text:p>100000</text:p>
          </table:table-cell>
          <table:table-cell table:style-name="ce280" office:value-type="float" office:value="13" calcext:value-type="float">
            <text:p>13</text:p>
          </table:table-cell>
          <table:table-cell table:style-name="ce280" office:value-type="float" office:value="3" calcext:value-type="float">
            <text:p>3</text:p>
          </table:table-cell>
          <table:table-cell table:style-name="ce283" table:formula="of:= [.G33]/60000" office:value-type="float" office:value="8.88545" calcext:value-type="float">
            <text:p>8,89</text:p>
          </table:table-cell>
          <table:table-cell table:style-name="ce280" table:formula="of:=[.G33]/1000" office:value-type="float" office:value="533.127" calcext:value-type="float">
            <text:p>533,127</text:p>
          </table:table-cell>
          <table:table-cell table:style-name="ce280" office:value-type="float" office:value="533127" calcext:value-type="float">
            <text:p>533127</text:p>
          </table:table-cell>
          <table:table-cell table:style-name="ce280" office:value-type="float" office:value="24" calcext:value-type="float">
            <text:p>24</text:p>
          </table:table-cell>
          <table:table-cell table:style-name="ce284" table:formula="of:=[.G33]/[.H33]" office:value-type="float" office:value="22213.625" calcext:value-type="float">
            <text:p>22214</text:p>
          </table:table-cell>
          <table:table-cell table:style-name="ce285" table:formula="of:=[.I33]/1000" office:value-type="float" office:value="22.213625" calcext:value-type="float">
            <text:p>22,214</text:p>
          </table:table-cell>
          <table:table-cell table:number-columns-repeated="54"/>
        </table:table-row>
        <table:table-row table:style-name="ro7">
          <table:table-cell/>
          <table:table-cell table:style-name="ce281" office:value-type="float" office:value="1000" calcext:value-type="float">
            <text:p>1000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7" calcext:value-type="float">
            <text:p>7</text:p>
          </table:table-cell>
          <table:table-cell table:style-name="ce283" table:formula="of:= [.G34]/60000" office:value-type="float" office:value="0" calcext:value-type="float">
            <text:p>0,00</text:p>
          </table:table-cell>
          <table:table-cell table:style-name="ce280" table:number-columns-repeated="3"/>
          <table:table-cell table:style-name="ce284"/>
          <table:table-cell table:style-name="ce285" table:formula="of:=[.I34]/1000" office:value-type="float" office:value="0" calcext:value-type="float">
            <text:p>0,000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" calcext:value-type="float">
            <text:p>10000</text:p>
          </table:table-cell>
          <table:table-cell table:style-name="ce280" office:value-type="float" office:value="13" calcext:value-type="float">
            <text:p>13</text:p>
          </table:table-cell>
          <table:table-cell table:style-name="ce280" office:value-type="float" office:value="7" calcext:value-type="float">
            <text:p>7</text:p>
          </table:table-cell>
          <table:table-cell table:style-name="ce283" table:formula="of:= [.G35]/60000" office:value-type="float" office:value="9.48741666666667" calcext:value-type="float">
            <text:p>9,49</text:p>
          </table:table-cell>
          <table:table-cell table:style-name="ce280" table:formula="of:=[.G35]/1000" office:value-type="float" office:value="569.245" calcext:value-type="float">
            <text:p>569,245</text:p>
          </table:table-cell>
          <table:table-cell table:style-name="ce280" office:value-type="float" office:value="569245" calcext:value-type="float">
            <text:p>569245</text:p>
          </table:table-cell>
          <table:table-cell table:style-name="ce280" office:value-type="float" office:value="26" calcext:value-type="float">
            <text:p>26</text:p>
          </table:table-cell>
          <table:table-cell table:style-name="ce284" table:formula="of:=[.G35]/[.H35]" office:value-type="float" office:value="21894.0384615385" calcext:value-type="float">
            <text:p>21894</text:p>
          </table:table-cell>
          <table:table-cell table:style-name="ce285" table:formula="of:=[.I35]/1000" office:value-type="float" office:value="21.8940384615385" calcext:value-type="float">
            <text:p>21,894</text:p>
          </table:table-cell>
          <table:table-cell table:number-columns-repeated="54"/>
        </table:table-row>
        <table:table-row table:style-name="ro7">
          <table:table-cell/>
          <table:table-cell table:style-name="ce280" office:value-type="float" office:value="100000" calcext:value-type="float">
            <text:p>100000</text:p>
          </table:table-cell>
          <table:table-cell table:style-name="ce280" office:value-type="float" office:value="13" calcext:value-type="float">
            <text:p>13</text:p>
          </table:table-cell>
          <table:table-cell table:style-name="ce280" office:value-type="float" office:value="7" calcext:value-type="float">
            <text:p>7</text:p>
          </table:table-cell>
          <table:table-cell table:style-name="ce283" table:formula="of:= [.G36]/60000" office:value-type="float" office:value="15.2874333333333" calcext:value-type="float">
            <text:p>15,29</text:p>
          </table:table-cell>
          <table:table-cell table:style-name="ce280" table:formula="of:=[.G36]/1000" office:value-type="float" office:value="917.246" calcext:value-type="float">
            <text:p>917,246</text:p>
          </table:table-cell>
          <table:table-cell table:style-name="ce280" office:value-type="float" office:value="917246" calcext:value-type="float">
            <text:p>917246</text:p>
          </table:table-cell>
          <table:table-cell table:style-name="ce280" office:value-type="float" office:value="40" calcext:value-type="float">
            <text:p>40</text:p>
          </table:table-cell>
          <table:table-cell table:style-name="ce284" table:formula="of:=[.G36]/[.H36]" office:value-type="float" office:value="22931.15" calcext:value-type="float">
            <text:p>22931</text:p>
          </table:table-cell>
          <table:table-cell table:style-name="ce285" table:formula="of:=[.I36]/1000" office:value-type="float" office:value="22.93115" calcext:value-type="float">
            <text:p>22,931</text:p>
          </table:table-cell>
          <table:table-cell table:number-columns-repeated="54"/>
        </table:table-row>
        <table:table-row table:style-name="ro5" table:number-rows-repeated="104853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park5-Spark0.5" table:style-name="ta1">
        <table:table-column table:style-name="co8" table:default-cell-style-name="Default"/>
        <table:table-column table:style-name="co12" table:default-cell-style-name="ce274"/>
        <table:table-column table:style-name="co10" table:default-cell-style-name="ce273"/>
        <table:table-column table:style-name="co13" table:default-cell-style-name="ce273"/>
        <table:table-column table:style-name="co19" table:default-cell-style-name="ce273"/>
        <table:table-column table:style-name="co20" table:default-cell-style-name="ce287"/>
        <table:table-column table:style-name="co20" table:default-cell-style-name="ce288"/>
        <table:table-column table:style-name="co6" table:default-cell-style-name="ce273"/>
        <table:table-column table:style-name="co21" table:default-cell-style-name="ce273"/>
        <table:table-column table:style-name="co17" table:default-cell-style-name="ce277"/>
        <table:table-column table:style-name="co18" table:default-cell-style-name="ce278"/>
        <table:table-row table:style-name="ro5">
          <table:table-cell/>
          <table:table-cell table:style-name="Default" table:number-columns-repeated="10"/>
        </table:table-row>
        <table:table-row table:style-name="ro3">
          <table:table-cell/>
          <table:table-cell table:style-name="ce92" office:value-type="string" calcext:value-type="string" table:number-columns-spanned="9" table:number-rows-spanned="1">
            <text:p>Spark: 0.5-Threshold</text:p>
          </table:table-cell>
          <table:covered-table-cell table:number-columns-repeated="8" table:style-name="ce92"/>
          <table:table-cell table:style-name="Default"/>
        </table:table-row>
        <table:table-row table:style-name="ro5">
          <table:table-cell/>
          <table:table-cell table:style-name="Default" table:number-columns-repeated="10"/>
        </table:table-row>
        <table:table-row table:style-name="ro7">
          <table:table-cell/>
          <table:table-cell table:style-name="ce273" office:value-type="string" calcext:value-type="string">
            <text:p>Samples</text:p>
          </table:table-cell>
          <table:table-cell office:value-type="string" calcext:value-type="string">
            <text:p>Clusters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Time (min)</text:p>
          </table:table-cell>
          <table:table-cell table:style-name="ce273" office:value-type="string" calcext:value-type="string">
            <text:p>Time (sec)</text:p>
          </table:table-cell>
          <table:table-cell table:style-name="ce273" office:value-type="string" calcext:value-type="string">
            <text:p>Time (msec)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ducers</text:p>
          </table:table-cell>
          <table:table-cell table:style-name="ce273" office:value-type="string" calcext:value-type="string">
            <text:p>Iteration mean time (msec)</text:p>
          </table:table-cell>
          <table:table-cell table:style-name="ce273" office:value-type="string" calcext:value-type="string">
            <text:p>Iteration mean time (sec)</text:p>
          </table:table-cell>
        </table:table-row>
        <table:table-row table:style-name="ro5">
          <table:table-cell/>
          <table:table-cell table:style-name="Default" table:number-columns-repeated="10"/>
        </table:table-row>
        <table:table-row table:style-name="ro7">
          <table:table-cell/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:00:09.778527</text:p>
          </table:table-cell>
          <table:table-cell office:value-type="float" office:value="9.778527" calcext:value-type="float">
            <text:p>9,779</text:p>
          </table:table-cell>
          <table:table-cell table:formula="of:=[.F6]*1000" office:value-type="float" office:value="9778.527" calcext:value-type="float">
            <text:p>9778,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G6]/[.H6]" office:value-type="float" office:value="1222.315875" calcext:value-type="float">
            <text:p>1222</text:p>
          </table:table-cell>
          <table:table-cell table:formula="of:=[.J6]/1000" office:value-type="float" office:value="1.222315875" calcext:value-type="float">
            <text:p>1,222</text:p>
          </table:table-cell>
        </table:table-row>
        <table:table-row table:style-name="ro7">
          <table:table-cell/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:00:10.752956</text:p>
          </table:table-cell>
          <table:table-cell office:value-type="float" office:value="10.752956" calcext:value-type="float">
            <text:p>10,753</text:p>
          </table:table-cell>
          <table:table-cell table:formula="of:=[.F7]*1000" office:value-type="float" office:value="10752.956" calcext:value-type="float">
            <text:p>10752,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7]/[.H7]" office:value-type="float" office:value="3584.31866666667" calcext:value-type="float">
            <text:p>3584</text:p>
          </table:table-cell>
          <table:table-cell table:formula="of:=[.J7]/1000" office:value-type="float" office:value="3.58431866666667" calcext:value-type="float">
            <text:p>3,584</text:p>
          </table:table-cell>
        </table:table-row>
        <table:table-row table:style-name="ro7">
          <table:table-cell/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86" office:value-type="string" calcext:value-type="string">
            <text:p>0:01:00.694283</text:p>
          </table:table-cell>
          <table:table-cell office:value-type="float" office:value="60.694283" calcext:value-type="float">
            <text:p>60,694</text:p>
          </table:table-cell>
          <table:table-cell table:formula="of:=[.F8]*1000" office:value-type="float" office:value="60694.283" calcext:value-type="float">
            <text:p>60694,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8]/[.H8]" office:value-type="float" office:value="20231.4276666667" calcext:value-type="float">
            <text:p>20231</text:p>
          </table:table-cell>
          <table:table-cell table:formula="of:=[.J8]/1000" office:value-type="float" office:value="20.2314276666667" calcext:value-type="float">
            <text:p>20,231</text:p>
          </table:table-cell>
        </table:table-row>
        <table:table-row table:style-name="ro7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:00:12.131203</text:p>
          </table:table-cell>
          <table:table-cell office:value-type="float" office:value="12.131203" calcext:value-type="float">
            <text:p>12,131</text:p>
          </table:table-cell>
          <table:table-cell table:formula="of:=[.F9]*1000" office:value-type="float" office:value="12131.203" calcext:value-type="float">
            <text:p>12131,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G9]/[.H9]" office:value-type="float" office:value="1516.400375" calcext:value-type="float">
            <text:p>1516</text:p>
          </table:table-cell>
          <table:table-cell table:formula="of:=[.J9]/1000" office:value-type="float" office:value="1.516400375" calcext:value-type="float">
            <text:p>1,516</text:p>
          </table:table-cell>
        </table:table-row>
        <table:table-row table:style-name="ro7"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:00:16.551430</text:p>
          </table:table-cell>
          <table:table-cell office:value-type="float" office:value="16.55143" calcext:value-type="float">
            <text:p>16,551</text:p>
          </table:table-cell>
          <table:table-cell table:formula="of:=[.F10]*1000" office:value-type="float" office:value="16551.43" calcext:value-type="float">
            <text:p>16551,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10]/[.H10]" office:value-type="float" office:value="5517.14333333333" calcext:value-type="float">
            <text:p>5517</text:p>
          </table:table-cell>
          <table:table-cell table:formula="of:=[.J10]/1000" office:value-type="float" office:value="5.51714333333333" calcext:value-type="float">
            <text:p>5,517</text:p>
          </table:table-cell>
        </table:table-row>
        <table:table-row table:style-name="ro7"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86" office:value-type="string" calcext:value-type="string">
            <text:p>0:02:34.456132</text:p>
          </table:table-cell>
          <table:table-cell office:value-type="float" office:value="154.456132" calcext:value-type="float">
            <text:p>154,456</text:p>
          </table:table-cell>
          <table:table-cell table:formula="of:=[.F11]*1000" office:value-type="float" office:value="154456.132" calcext:value-type="float">
            <text:p>154456,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G11]/[.H11]" office:value-type="float" office:value="38614.033" calcext:value-type="float">
            <text:p>38614</text:p>
          </table:table-cell>
          <table:table-cell table:formula="of:=[.J11]/1000" office:value-type="float" office:value="38.614033" calcext:value-type="float">
            <text:p>38,614</text:p>
          </table:table-cell>
        </table:table-row>
        <table:table-row table:style-name="ro7">
          <table:table-cell/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:00:14.547581</text:p>
          </table:table-cell>
          <table:table-cell office:value-type="float" office:value="14.547581" calcext:value-type="float">
            <text:p>14,548</text:p>
          </table:table-cell>
          <table:table-cell table:formula="of:=[.F12]*1000" office:value-type="float" office:value="14547.581" calcext:value-type="float">
            <text:p>14547,5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G12]/[.H12]" office:value-type="float" office:value="1119.04469230769" calcext:value-type="float">
            <text:p>1119</text:p>
          </table:table-cell>
          <table:table-cell table:formula="of:=[.J12]/1000" office:value-type="float" office:value="1.11904469230769" calcext:value-type="float">
            <text:p>1,119</text:p>
          </table:table-cell>
        </table:table-row>
        <table:table-row table:style-name="ro7">
          <table:table-cell/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86" office:value-type="string" calcext:value-type="string">
            <text:p>0:00:32.278054</text:p>
          </table:table-cell>
          <table:table-cell office:value-type="float" office:value="32.278054" calcext:value-type="float">
            <text:p>32,278</text:p>
          </table:table-cell>
          <table:table-cell table:formula="of:=[.F13]*1000" office:value-type="float" office:value="32278.054" calcext:value-type="float">
            <text:p>32278,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G13]/[.H13]" office:value-type="float" office:value="4034.75675" calcext:value-type="float">
            <text:p>4035</text:p>
          </table:table-cell>
          <table:table-cell table:formula="of:=[.J13]/1000" office:value-type="float" office:value="4.03475675" calcext:value-type="float">
            <text:p>4,035</text:p>
          </table:table-cell>
        </table:table-row>
        <table:table-row table:style-name="ro7">
          <table:table-cell/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86" office:value-type="string" calcext:value-type="string">
            <text:p>0:10:06.455198</text:p>
          </table:table-cell>
          <table:table-cell office:value-type="float" office:value="606.455198" calcext:value-type="float">
            <text:p>606,455</text:p>
          </table:table-cell>
          <table:table-cell table:formula="of:=[.F14]*1000" office:value-type="float" office:value="606455.198" calcext:value-type="float">
            <text:p>606455,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G14]/[.H14]" office:value-type="float" office:value="31918.6946315789" calcext:value-type="float">
            <text:p>31919</text:p>
          </table:table-cell>
          <table:table-cell table:formula="of:=[.J14]/1000" office:value-type="float" office:value="31.9186946315789" calcext:value-type="float">
            <text:p>31,919</text:p>
          </table:table-cell>
        </table:table-row>
        <table:table-row table:style-name="ro7">
          <table:table-cell/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:00:15.571780</text:p>
          </table:table-cell>
          <table:table-cell office:value-type="float" office:value="15.57178" calcext:value-type="float">
            <text:p>15,572</text:p>
          </table:table-cell>
          <table:table-cell table:formula="of:=[.F15]*1000" office:value-type="float" office:value="15571.78" calcext:value-type="float">
            <text:p>15571,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G15]/[.H15]" office:value-type="float" office:value="1730.19777777778" calcext:value-type="float">
            <text:p>1730</text:p>
          </table:table-cell>
          <table:table-cell table:formula="of:=[.J15]/1000" office:value-type="float" office:value="1.73019777777778" calcext:value-type="float">
            <text:p>1,730</text:p>
          </table:table-cell>
        </table:table-row>
        <table:table-row table:style-name="ro7">
          <table:table-cell/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286" office:value-type="string" calcext:value-type="string">
            <text:p>0:01:20.699565</text:p>
          </table:table-cell>
          <table:table-cell office:value-type="float" office:value="80.699565" calcext:value-type="float">
            <text:p>80,700</text:p>
          </table:table-cell>
          <table:table-cell table:formula="of:=[.F16]*1000" office:value-type="float" office:value="80699.565" calcext:value-type="float">
            <text:p>80699,5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G16]/[.H16]" office:value-type="float" office:value="7336.32409090909" calcext:value-type="float">
            <text:p>7336</text:p>
          </table:table-cell>
          <table:table-cell table:formula="of:=[.J16]/1000" office:value-type="float" office:value="7.33632409090909" calcext:value-type="float">
            <text:p>7,336</text:p>
          </table:table-cell>
        </table:table-row>
        <table:table-row table:style-name="ro7">
          <table:table-cell/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286" office:value-type="string" calcext:value-type="string">
            <text:p>0:14:14.504260</text:p>
          </table:table-cell>
          <table:table-cell table:formula="of:=14*60 + 14.50426" office:value-type="float" office:value="854.50426" calcext:value-type="float">
            <text:p>854,504</text:p>
          </table:table-cell>
          <table:table-cell table:formula="of:=[.F17]*1000" office:value-type="float" office:value="854504.26" calcext:value-type="float">
            <text:p>854504,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G17]/[.H17]" office:value-type="float" office:value="34180.1704" calcext:value-type="float">
            <text:p>34180</text:p>
          </table:table-cell>
          <table:table-cell table:formula="of:=[.J17]/1000" office:value-type="float" office:value="34.1801704" calcext:value-type="float">
            <text:p>34,180</text:p>
          </table:table-cell>
        </table:table-row>
        <table:table-row table:style-name="ro5" table:number-rows-repeated="3">
          <table:table-cell/>
          <table:table-cell table:style-name="Default" table:number-columns-repeated="10"/>
        </table:table-row>
        <table:table-row table:style-name="ro3">
          <table:table-cell/>
          <table:table-cell table:style-name="ce92" office:value-type="string" calcext:value-type="string" table:number-columns-spanned="9" table:number-rows-spanned="1">
            <text:p>Spark: 5-Threshold</text:p>
          </table:table-cell>
          <table:covered-table-cell table:number-columns-repeated="8" table:style-name="Default"/>
          <table:table-cell table:style-name="Default"/>
        </table:table-row>
      </table:table>
      <table:table table:name="(Had-HadComb)-Spark" table:style-name="ta1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loext:min-decimal-places="2" number:min-integer-digits="1" number:grouping="true"/>
    </number:number-style>
    <number:number-style style:name="N108">
      <number:text>-€ 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6" loext:min-decimal-places="6" number:min-integer-digits="1" number:grouping="true"/>
    </number:number-style>
    <number:number-style style:name="N143">
      <number:number number:decimal-places="12" loext:min-decimal-places="12" number:min-integer-digits="1"/>
    </number:number-style>
    <number:number-style style:name="N144">
      <number:number number:decimal-places="11" loext:min-decimal-places="11" number:min-integer-digits="1"/>
    </number:number-style>
    <number:number-style style:name="N145">
      <number:number number:decimal-places="10" loext:min-decimal-places="10" number:min-integer-digits="1"/>
    </number:number-style>
    <number:number-style style:name="N146">
      <number:number number:decimal-places="9" loext:min-decimal-places="9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7" loext:min-decimal-places="7" number:min-integer-digits="1"/>
    </number:number-style>
    <number:number-style style:name="N149">
      <number:number number:decimal-places="6" loext:min-decimal-places="6" number:min-integer-digits="1"/>
    </number:number-style>
    <number:number-style style:name="N150">
      <number:number number:decimal-places="5" loext:min-decimal-places="5" number:min-integer-digits="1"/>
    </number:number-style>
    <number:number-style style:name="N151">
      <number:number number:decimal-places="4" loext:min-decimal-places="4" number:min-integer-digits="1"/>
    </number:number-style>
    <number:number-style style:name="N152">
      <number:number number:decimal-places="3" loext:min-decimal-places="3" number:min-integer-digits="1"/>
    </number:number-style>
    <number:number-style style:name="N153">
      <number:number number:decimal-places="13" loext:min-decimal-places="13" number:min-integer-digits="1"/>
    </number:number-style>
    <number:number-style style:name="N154">
      <number:number number:decimal-places="14" loext:min-decimal-places="14" number:min-integer-digits="1"/>
    </number:number-style>
    <number:number-style style:name="N155">
      <number:number number:decimal-places="5" loext:min-decimal-places="5" number:min-integer-digits="1" number:grouping="true"/>
    </number:number-style>
    <number:number-style style:name="N156">
      <number:number number:decimal-places="4" loext:min-decimal-places="4" number:min-integer-digits="1" number:grouping="true"/>
    </number:number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1:53:23.80343305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0:07:55.631724878</meta:creation-date>
    <dc:date>2020-09-04T12:58:09.886911827</dc:date>
    <meta:editing-duration>PT1H52M11S</meta:editing-duration>
    <meta:editing-cycles>15</meta:editing-cycles>
    <meta:generator>LibreOffice/6.4.4.2$Linux_X86_64 LibreOffice_project/40$Build-2</meta:generator>
    <meta:document-statistic meta:table-count="6" meta:cell-count="98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5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Mean Time (sec) - Th 5</text:p>
        </chart:title>
        <chart:legend chart:legend-position="end" svg:x="12.784cm" svg:y="3.703cm" style:legend-expansion="high" chart:style-name="ch3"/>
        <chart:plot-area chart:style-name="ch4" table:cell-range-address="Graphics.C4:Graphics.F7" chart:data-source-has-labels="both" svg:x="0.32cm" svg:y="1.275cm" svg:width="12.144cm" svg:height="7.545cm">
          <chartooo:coordinate-region svg:x="1.973cm" svg:y="1.475cm" svg:width="10.491cm" svg:height="6.698cm"/>
          <chart:axis chart:dimension="x" chart:name="primary-x" chart:style-name="ch5" chartooo:axis-type="auto">
            <chartooo:date-scale/>
            <chart:categories table:cell-range-address="Graphics.C5:Graphics.C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D5:Graphics.D7" chart:label-cell-address="Graphics.D4:Graphics.D4" chart:class="chart:bar">
            <chart:data-point chart:repeated="3"/>
          </chart:series>
          <chart:series chart:style-name="ch9" chart:values-cell-range-address="Graphics.E5:Graphics.E7" chart:label-cell-address="Graphics.E4:Graphics.E4" chart:class="chart:bar">
            <chart:data-point chart:repeated="3"/>
          </chart:series>
          <chart:series chart:style-name="ch10" chart:values-cell-range-address="Graphics.F5:Graphics.F7" chart:label-cell-address="Graphics.F4:Graphics.F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D4:Graphics.D4</svg:desc>
                </draw:g>
              </table:table-cell>
              <table:table-cell office:value-type="string">
                <text:p>Hadoop w/comb</text:p>
                <draw:g>
                  <svg:desc>Graphics.E4:Graphics.E4</svg:desc>
                </draw:g>
              </table:table-cell>
              <table:table-cell office:value-type="string">
                <text:p>Spark</text:p>
                <draw:g>
                  <svg:desc>Graphics.F4:Graphics.F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C5:Graphics.C7</svg:desc>
                </draw:g>
              </table:table-cell>
              <table:table-cell office:value-type="float" office:value="251.152333333333">
                <text:p>251.152333333333</text:p>
                <draw:g>
                  <svg:desc>Graphics.D5:Graphics.D7</svg:desc>
                </draw:g>
              </table:table-cell>
              <table:table-cell office:value-type="float" office:value="201.703666666667">
                <text:p>201.703666666667</text:p>
                <draw:g>
                  <svg:desc>Graphics.E5:Graphics.E7</svg:desc>
                </draw:g>
              </table:table-cell>
              <table:table-cell office:value-type="float" office:value="0">
                <text:p>0</text:p>
                <draw:g>
                  <svg:desc>Graphics.F5:Graphics.F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04.2245">
                <text:p>504.2245</text:p>
              </table:table-cell>
              <table:table-cell office:value-type="float" office:value="464.757">
                <text:p>464.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119.97475">
                <text:p>1119.97475</text:p>
              </table:table-cell>
              <table:table-cell office:value-type="float" office:value="1275.89366666667">
                <text:p>1275.893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5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5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8.993cm" xlink:href=".." xlink:type="simple" chart:class="chart:bar" chart:style-name="ch1">
        <chart:title svg:x="5.738cm" svg:y="0.315cm" chart:style-name="ch2">
          <text:p>Mean Iterations - Th 5</text:p>
        </chart:title>
        <chart:legend chart:legend-position="end" svg:x="12.793cm" svg:y="3.699cm" style:legend-expansion="high" chart:style-name="ch3"/>
        <chart:plot-area chart:style-name="ch4" table:cell-range-address="Graphics.I4:Graphics.L7" chart:data-source-has-labels="both" svg:x="0.32cm" svg:y="1.273cm" svg:width="12.153cm" svg:height="7.541cm">
          <chartooo:coordinate-region svg:x="0.941cm" svg:y="1.472cm" svg:width="11.532cm" svg:height="6.695cm"/>
          <chart:axis chart:dimension="x" chart:name="primary-x" chart:style-name="ch5" chartooo:axis-type="auto">
            <chartooo:date-scale/>
            <chart:categories table:cell-range-address="Graphics.I5:Graphics.I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J5:Graphics.J7" chart:label-cell-address="Graphics.J4:Graphics.J4" chart:class="chart:bar">
            <chart:data-point chart:repeated="3"/>
          </chart:series>
          <chart:series chart:style-name="ch9" chart:values-cell-range-address="Graphics.K5:Graphics.K7" chart:label-cell-address="Graphics.K4:Graphics.K4" chart:class="chart:bar">
            <chart:data-point chart:repeated="3"/>
          </chart:series>
          <chart:series chart:style-name="ch10" chart:values-cell-range-address="Graphics.L5:Graphics.L7" chart:label-cell-address="Graphics.L4:Graphics.L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J4:Graphics.J4</svg:desc>
                </draw:g>
              </table:table-cell>
              <table:table-cell office:value-type="string">
                <text:p>Hadoop w/comb</text:p>
                <draw:g>
                  <svg:desc>Graphics.K4:Graphics.K4</svg:desc>
                </draw:g>
              </table:table-cell>
              <table:table-cell office:value-type="string">
                <text:p>Spark</text:p>
                <draw:g>
                  <svg:desc>Graphics.L4:Graphics.L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I5:Graphics.I7</svg:desc>
                </draw:g>
              </table:table-cell>
              <table:table-cell office:value-type="float" office:value="12.3333333333333">
                <text:p>12.3333333333333</text:p>
                <draw:g>
                  <svg:desc>Graphics.J5:Graphics.J7</svg:desc>
                </draw:g>
              </table:table-cell>
              <table:table-cell office:value-type="float" office:value="9.33333333333333">
                <text:p>9.33333333333333</text:p>
                <draw:g>
                  <svg:desc>Graphics.K5:Graphics.K7</svg:desc>
                </draw:g>
              </table:table-cell>
              <table:table-cell office:value-type="float" office:value="0">
                <text:p>0</text:p>
                <draw:g>
                  <svg:desc>Graphics.L5:Graphics.L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4.5">
                <text:p>24.5</text:p>
              </table:table-cell>
              <table:table-cell office:value-type="float" office:value="21.25">
                <text:p>2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2.25">
                <text:p>52.25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5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8.992cm" xlink:href=".." xlink:type="simple" chart:class="chart:bar" chart:style-name="ch1">
        <chart:title svg:x="5.287cm" svg:y="0.315cm" chart:style-name="ch2">
          <text:p>Mean Time/Iteration - Th 5</text:p>
        </chart:title>
        <chart:legend chart:legend-position="end" svg:x="12.765cm" svg:y="3.699cm" style:legend-expansion="high" chart:style-name="ch3"/>
        <chart:plot-area chart:style-name="ch4" table:cell-range-address="Graphics.O4:Graphics.R7" chart:data-source-has-labels="both" svg:x="0.319cm" svg:y="1.273cm" svg:width="12.127cm" svg:height="7.54cm">
          <chartooo:coordinate-region svg:x="1.602cm" svg:y="1.472cm" svg:width="10.844cm" svg:height="6.694cm"/>
          <chart:axis chart:dimension="x" chart:name="primary-x" chart:style-name="ch5" chartooo:axis-type="auto">
            <chartooo:date-scale/>
            <chart:categories table:cell-range-address="Graphics.O5:Graphics.O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P5:Graphics.P7" chart:label-cell-address="Graphics.P4:Graphics.P4" chart:class="chart:bar">
            <chart:data-point chart:repeated="3"/>
          </chart:series>
          <chart:series chart:style-name="ch9" chart:values-cell-range-address="Graphics.Q5:Graphics.Q7" chart:label-cell-address="Graphics.Q4:Graphics.Q4" chart:class="chart:bar">
            <chart:data-point chart:repeated="3"/>
          </chart:series>
          <chart:series chart:style-name="ch10" chart:values-cell-range-address="Graphics.R5:Graphics.R7" chart:label-cell-address="Graphics.R4:Graphics.R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P4:Graphics.P4</svg:desc>
                </draw:g>
              </table:table-cell>
              <table:table-cell office:value-type="string">
                <text:p>Hadoop w/comb</text:p>
                <draw:g>
                  <svg:desc>Graphics.Q4:Graphics.Q4</svg:desc>
                </draw:g>
              </table:table-cell>
              <table:table-cell office:value-type="string">
                <text:p>Spark</text:p>
                <draw:g>
                  <svg:desc>Graphics.R4:Graphics.R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O5:Graphics.O7</svg:desc>
                </draw:g>
              </table:table-cell>
              <table:table-cell office:value-type="float" office:value="20.3541106227106">
                <text:p>20.3541106227106</text:p>
                <draw:g>
                  <svg:desc>Graphics.P5:Graphics.P7</svg:desc>
                </draw:g>
              </table:table-cell>
              <table:table-cell office:value-type="float" office:value="21.6035151515152">
                <text:p>21.6035151515152</text:p>
                <draw:g>
                  <svg:desc>Graphics.Q5:Graphics.Q7</svg:desc>
                </draw:g>
              </table:table-cell>
              <table:table-cell office:value-type="float" office:value="0">
                <text:p>0</text:p>
                <draw:g>
                  <svg:desc>Graphics.R5:Graphics.R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.5324047243535">
                <text:p>20.5324047243535</text:p>
              </table:table-cell>
              <table:table-cell office:value-type="float" office:value="21.8696850757576">
                <text:p>21.8696850757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1.36243431948">
                <text:p>21.36243431948</text:p>
              </table:table-cell>
              <table:table-cell office:value-type="float" office:value="22.6401427110101">
                <text:p>22.6401427110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5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9.019cm" xlink:href=".." xlink:type="simple" chart:class="chart:bar" chart:style-name="ch1">
        <chart:title svg:x="5.394cm" svg:y="0.316cm" chart:style-name="ch2">
          <text:p>Mean Time (sec) - Th 0.5</text:p>
        </chart:title>
        <chart:legend chart:legend-position="end" svg:x="12.766cm" svg:y="3.712cm" style:legend-expansion="high" chart:style-name="ch3"/>
        <chart:plot-area chart:style-name="ch4" table:cell-range-address="Graphics.C37:Graphics.F40" chart:data-source-has-labels="both" svg:x="0.319cm" svg:y="1.275cm" svg:width="12.128cm" svg:height="7.564cm">
          <chartooo:coordinate-region svg:x="1.972cm" svg:y="1.475cm" svg:width="10.475cm" svg:height="6.717cm"/>
          <chart:axis chart:dimension="x" chart:name="primary-x" chart:style-name="ch5" chartooo:axis-type="auto">
            <chartooo:date-scale/>
            <chart:categories table:cell-range-address="Graphics.C38:Graphics.C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D38:Graphics.D40" chart:label-cell-address="Graphics.D37:Graphics.D37" chart:class="chart:bar">
            <chart:data-point chart:repeated="3"/>
          </chart:series>
          <chart:series chart:style-name="ch9" chart:values-cell-range-address="Graphics.E38:Graphics.E40" chart:label-cell-address="Graphics.E37:Graphics.E37" chart:class="chart:bar">
            <chart:data-point chart:repeated="3"/>
          </chart:series>
          <chart:series chart:style-name="ch10" chart:values-cell-range-address="Graphics.F38:Graphics.F40" chart:label-cell-address="Graphics.F37:Graphics.F3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D37:Graphics.D37</svg:desc>
                </draw:g>
              </table:table-cell>
              <table:table-cell office:value-type="string">
                <text:p>Hadoop w/comb</text:p>
                <draw:g>
                  <svg:desc>Graphics.E37:Graphics.E37</svg:desc>
                </draw:g>
              </table:table-cell>
              <table:table-cell office:value-type="string">
                <text:p>Spark</text:p>
                <draw:g>
                  <svg:desc>Graphics.F37:Graphics.F3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C38:Graphics.C40</svg:desc>
                </draw:g>
              </table:table-cell>
              <table:table-cell office:value-type="float" office:value="0">
                <text:p>0</text:p>
                <draw:g>
                  <svg:desc>Graphics.D38:Graphics.D40</svg:desc>
                </draw:g>
              </table:table-cell>
              <table:table-cell office:value-type="float" office:value="246.962666666667">
                <text:p>246.962666666667</text:p>
                <draw:g>
                  <svg:desc>Graphics.E38:Graphics.E40</svg:desc>
                </draw:g>
              </table:table-cell>
              <table:table-cell office:value-type="float" office:value="13.00727275">
                <text:p>13.00727275</text:p>
                <draw:g>
                  <svg:desc>Graphics.F38:Graphics.F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343.7305">
                <text:p>343.7305</text:p>
              </table:table-cell>
              <table:table-cell office:value-type="float" office:value="35.07050125">
                <text:p>35.0705012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1164.70675">
                <text:p>1164.70675</text:p>
              </table:table-cell>
              <table:table-cell office:value-type="float" office:value="419.02746825">
                <text:p>419.027468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5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19cm" xlink:href=".." xlink:type="simple" chart:class="chart:bar" chart:style-name="ch1">
        <chart:title svg:x="5.553cm" svg:y="0.316cm" chart:style-name="ch2">
          <text:p>Mean Iterations - Th 0.5</text:p>
        </chart:title>
        <chart:legend chart:legend-position="end" svg:x="12.793cm" svg:y="3.712cm" style:legend-expansion="high" chart:style-name="ch3"/>
        <chart:plot-area chart:style-name="ch4" table:cell-range-address="Graphics.I37:Graphics.L40" chart:data-source-has-labels="both" svg:x="0.32cm" svg:y="1.275cm" svg:width="12.153cm" svg:height="7.564cm">
          <chartooo:coordinate-region svg:x="0.941cm" svg:y="1.474cm" svg:width="11.532cm" svg:height="6.718cm"/>
          <chart:axis chart:dimension="x" chart:name="primary-x" chart:style-name="ch5" chartooo:axis-type="auto">
            <chartooo:date-scale/>
            <chart:categories table:cell-range-address="Graphics.I38:Graphics.I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J38:Graphics.J40" chart:label-cell-address="Graphics.J37:Graphics.J37" chart:class="chart:bar">
            <chart:data-point chart:repeated="3"/>
          </chart:series>
          <chart:series chart:style-name="ch9" chart:values-cell-range-address="Graphics.K38:Graphics.K40" chart:label-cell-address="Graphics.K37:Graphics.K37" chart:class="chart:bar">
            <chart:data-point chart:repeated="3"/>
          </chart:series>
          <chart:series chart:style-name="ch10" chart:values-cell-range-address="Graphics.L38:Graphics.L40" chart:label-cell-address="Graphics.L37:Graphics.L3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J37:Graphics.J37</svg:desc>
                </draw:g>
              </table:table-cell>
              <table:table-cell office:value-type="string">
                <text:p>Hadoop w/comb</text:p>
                <draw:g>
                  <svg:desc>Graphics.K37:Graphics.K37</svg:desc>
                </draw:g>
              </table:table-cell>
              <table:table-cell office:value-type="string">
                <text:p>Spark</text:p>
                <draw:g>
                  <svg:desc>Graphics.L37:Graphics.L3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I38:Graphics.I40</svg:desc>
                </draw:g>
              </table:table-cell>
              <table:table-cell office:value-type="float" office:value="0">
                <text:p>0</text:p>
                <draw:g>
                  <svg:desc>Graphics.J38:Graphics.J40</svg:desc>
                </draw:g>
              </table:table-cell>
              <table:table-cell office:value-type="float" office:value="11.3333333333333">
                <text:p>11.3333333333333</text:p>
                <draw:g>
                  <svg:desc>Graphics.K38:Graphics.K40</svg:desc>
                </draw:g>
              </table:table-cell>
              <table:table-cell office:value-type="float" office:value="9.5">
                <text:p>9.5</text:p>
                <draw:g>
                  <svg:desc>Graphics.L38:Graphics.L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15.75">
                <text:p>15.7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12.75">
                <text:p>12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5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19cm" xlink:href=".." xlink:type="simple" chart:class="chart:bar" chart:style-name="ch1">
        <chart:title svg:x="5.112cm" svg:y="0.316cm" chart:style-name="ch2">
          <text:p>Mean Time/Iteration - Th 0.5</text:p>
        </chart:title>
        <chart:legend chart:legend-position="end" svg:x="12.785cm" svg:y="3.712cm" style:legend-expansion="high" chart:style-name="ch3"/>
        <chart:plot-area chart:style-name="ch4" table:cell-range-address="Graphics.O37:Graphics.R40" chart:data-source-has-labels="both" svg:x="0.32cm" svg:y="1.275cm" svg:width="12.145cm" svg:height="7.564cm">
          <chartooo:coordinate-region svg:x="1.603cm" svg:y="1.474cm" svg:width="10.862cm" svg:height="6.718cm"/>
          <chart:axis chart:dimension="x" chart:name="primary-x" chart:style-name="ch5" chartooo:axis-type="auto">
            <chartooo:date-scale/>
            <chart:categories table:cell-range-address="Graphics.O38:Graphics.O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P38:Graphics.P40" chart:label-cell-address="Graphics.P37:Graphics.P37" chart:class="chart:bar">
            <chart:data-point chart:repeated="3"/>
          </chart:series>
          <chart:series chart:style-name="ch9" chart:values-cell-range-address="Graphics.Q38:Graphics.Q40" chart:label-cell-address="Graphics.Q37:Graphics.Q37" chart:class="chart:bar">
            <chart:data-point chart:repeated="3"/>
          </chart:series>
          <chart:series chart:style-name="ch10" chart:values-cell-range-address="Graphics.R38:Graphics.R40" chart:label-cell-address="Graphics.R37:Graphics.R3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P37:Graphics.P37</svg:desc>
                </draw:g>
              </table:table-cell>
              <table:table-cell office:value-type="string">
                <text:p>Hadoop w/comb</text:p>
                <draw:g>
                  <svg:desc>Graphics.Q37:Graphics.Q37</svg:desc>
                </draw:g>
              </table:table-cell>
              <table:table-cell office:value-type="string">
                <text:p>Spark</text:p>
                <draw:g>
                  <svg:desc>Graphics.R37:Graphics.R3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O38:Graphics.O40</svg:desc>
                </draw:g>
              </table:table-cell>
              <table:table-cell office:value-type="float" office:value="0">
                <text:p>0</text:p>
                <draw:g>
                  <svg:desc>Graphics.P38:Graphics.P40</svg:desc>
                </draw:g>
              </table:table-cell>
              <table:table-cell office:value-type="float" office:value="21.7544458061002">
                <text:p>21.7544458061002</text:p>
                <draw:g>
                  <svg:desc>Graphics.Q38:Graphics.Q40</svg:desc>
                </draw:g>
              </table:table-cell>
              <table:table-cell office:value-type="float" office:value="1.39698968002137">
                <text:p>1.39698968002137</text:p>
                <draw:g>
                  <svg:desc>Graphics.R38:Graphics.R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21.5408832712986">
                <text:p>21.5408832712986</text:p>
              </table:table-cell>
              <table:table-cell office:value-type="float" office:value="5.11813571022727">
                <text:p>5.1181357102272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22.5402239873581">
                <text:p>22.5402239873581</text:p>
              </table:table-cell>
              <table:table-cell office:value-type="float" office:value="31.2360814245614">
                <text:p>31.23608142456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